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meta.xml" manifest:media-type="text/xml"/>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Configurations2/" manifest:media-type="application/vnd.sun.xml.ui.configuration"/>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80/content.xml" manifest:media-type="text/xml"/>
  <manifest:file-entry manifest:full-path="Object 80/Configurations2/" manifest:media-type="application/vnd.sun.xml.ui.configuration"/>
  <manifest:file-entry manifest:full-path="Object 80/settings.xml" manifest:media-type="text/xml"/>
  <manifest:file-entry manifest:full-path="Object 80/"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settings.xml" manifest:media-type="text/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manifest.rdf" manifest:media-type="application/rdf+xml"/>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3" manifest:media-type="application/vnd.oasis.opendocument.formula"/>
  <manifest:file-entry manifest:full-path="content.xml" manifest:media-type="text/xml"/>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styles.xml" manifest:media-type="text/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P1" style:family="paragraph" style:parent-style-name="Standard">
      <loext:graphic-properties draw:fill="none"/>
      <style:paragraph-properties fo:margin-left="0.199cm" fo:margin-right="1.499cm" fo:margin-top="0cm" fo:margin-bottom="0cm" style:contextual-spacing="false" fo:line-height="150%" fo:text-align="start" style:justify-single-word="false" fo:orphans="2" fo:widows="2" fo:hyphenation-ladder-count="no-limit" fo:text-indent="0cm" style:auto-text-indent="false" fo:background-color="transparent" style:writing-mode="lr-tb"/>
      <style:text-properties style:use-window-font-color="true" loext:opacity="0%" style:font-name="Times New Roman1" fo:font-size="14pt" style:font-size-asian="14pt" style:font-name-complex="Times New Roman2"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loext:graphic-properties draw:fill="none"/>
      <style:paragraph-properties fo:margin-left="0.199cm" fo:margin-right="1.499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use-window-font-color="true" loext:opacity="0%" style:font-name="Times New Roman1" fo:font-size="14pt" style:font-size-asian="14pt" style:font-name-complex="Times New Roman2"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loext:graphic-properties draw:fill="none"/>
      <style:paragraph-properties fo:margin-left="0.199cm" fo:margin-right="1.499cm" fo:margin-top="0cm" fo:margin-bottom="0cm" style:contextual-spacing="false" fo:line-height="100%" fo:text-align="end" style:justify-single-word="false" fo:orphans="2" fo:widows="2" fo:hyphenation-ladder-count="no-limit" fo:text-indent="0cm" style:auto-text-indent="false" fo:background-color="transparent" style:writing-mode="lr-tb"/>
      <style:text-properties style:use-window-font-color="true" loext:opacity="0%" style:font-name="Times New Roman1" fo:font-size="14pt" style:font-size-asian="14pt" style:font-name-complex="Times New Roman2"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loext:graphic-properties draw:fill="none"/>
      <style:paragraph-properties fo:margin-left="0.199cm" fo:margin-right="1.499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style:use-window-font-color="true" loext:opacity="0%" style:font-name="Times New Roman1" fo:font-size="14pt" style:font-size-asian="14pt" style:font-name-complex="Times New Roman2"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master-page-name="">
      <loext:graphic-properties draw:fill="none"/>
      <style:paragraph-properties fo:margin-left="0.199cm" fo:margin-right="1.499cm" fo:margin-top="0cm" fo:margin-bottom="0cm" style:contextual-spacing="false" fo:line-height="150%" fo:text-align="center" style:justify-single-word="false" fo:orphans="2" fo:widows="2" fo:hyphenation-ladder-count="no-limit" fo:text-indent="0cm" style:auto-text-indent="false" style:page-number="auto" fo:background-color="transparent" style:writing-mode="lr-tb"/>
      <style:text-properties style:use-window-font-color="true" loext:opacity="0%" style:font-name="Times New Roman1" fo:font-size="14pt" fo:font-weight="bold" style:font-size-asian="14pt" style:font-weight-asian="bold" style:font-name-complex="Times New Roman2"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loext:graphic-properties draw:fill="none"/>
      <style:paragraph-properties fo:margin-left="0.199cm" fo:margin-right="1.499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use-window-font-color="true" loext:opacity="0%" style:font-name="Times New Roman1" fo:font-size="14pt" fo:font-weight="bold" style:font-size-asian="14pt" style:font-weight-asian="bold" style:font-name-complex="Times New Roman2"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loext:graphic-properties draw:fill="none"/>
      <style:paragraph-properties fo:margin-left="0.199cm" fo:margin-right="1.499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use-window-font-color="true" loext:opacity="0%" style:font-name="Times New Roman1" fo:font-size="14pt" fo:font-weight="bold" style:font-size-asian="14pt" style:font-weight-asian="bold" style:font-name-complex="Times New Roman2" style:font-weight-complex="bold"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loext:graphic-properties draw:fill="none"/>
      <style:paragraph-properties fo:margin-left="0.199cm" fo:margin-right="1.499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use-window-font-color="true" loext:opacity="0%" style:font-name="Times New Roman1" fo:font-size="14pt" fo:font-weight="normal" style:font-size-asian="14pt" style:font-weight-asian="normal" style:font-name-complex="Times New Roman2" style:font-weight-complex="normal"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64339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174c6aa" officeooo:paragraph-rsid="0164339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0cm" style:auto-text-indent="false" fo:background-color="transparent" style:writing-mode="lr-tb"/>
      <style:text-properties style:use-window-font-color="true" loext:opacity="0%" style:font-name="Times New Roman1" fo:font-size="14pt" fo:language="ru" fo:country="RU" fo:font-weight="normal" officeooo:rsid="0174c6aa" officeooo:paragraph-rsid="0177ca19"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master-page-name="">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style:page-number="auto" fo:background-color="transparent" style:writing-mode="lr-tb"/>
      <style:text-properties style:use-window-font-color="true" loext:opacity="0%" style:font-name="Times New Roman1" fo:font-size="14pt" fo:language="ru" fo:country="RU" fo:font-weight="normal" officeooo:rsid="0174c6aa" officeooo:paragraph-rsid="0177ca19"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174c6aa" officeooo:paragraph-rsid="0177ca19"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none"/>
      <style:paragraph-properties fo:margin-left="0cm" fo:margin-right="0cm" fo:margin-top="0cm" fo:margin-bottom="0cm" style:contextual-spacing="false" fo:line-height="115%" fo:text-align="center"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174c6aa" officeooo:paragraph-rsid="01777668"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15" style:family="paragraph" style:parent-style-name="Heading_20_1" style:master-page-name="">
      <loext:graphic-properties draw:fill="none"/>
      <style:paragraph-properties fo:margin-left="0cm" fo:margin-right="0cm" fo:margin-top="0.423cm" fo:margin-bottom="0.212cm" style:contextual-spacing="false" fo:line-height="115%" fo:text-align="start" style:justify-single-word="false" fo:orphans="0" fo:widows="0" fo:hyphenation-ladder-count="no-limit" fo:text-indent="1.251cm" style:auto-text-indent="false" style:page-number="auto" fo:break-before="page" fo:background-color="transparent" style:writing-mode="lr-tb"/>
      <style:text-properties style:use-window-font-color="true" loext:opacity="0%" style:font-name="Times New Roman1" fo:font-size="20pt" fo:font-weight="normal" officeooo:paragraph-rsid="0164339a" style:font-size-asian="20pt" style:font-weight-asian="normal"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16" style:family="paragraph" style:parent-style-name="Heading_20_1" style:master-page-name="">
      <style:paragraph-properties fo:margin-left="0cm" fo:margin-right="0cm" fo:line-height="115%" fo:text-align="start" style:justify-single-word="false" fo:orphans="0" fo:widows="0" fo:hyphenation-ladder-count="no-limit" fo:text-indent="1.251cm" style:auto-text-indent="false" style:page-number="auto" fo:break-before="page" style:writing-mode="lr-tb"/>
      <style:text-properties style:use-window-font-color="true" loext:opacity="0%" style:font-name="Times New Roman1" fo:font-size="20pt" fo:font-weight="normal" officeooo:rsid="016c2a6f" officeooo:paragraph-rsid="0164339a" style:font-size-asian="20pt" style:font-weight-asian="normal" style:font-name-complex="Liberation Serif1"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17" style:family="paragraph" style:parent-style-name="Heading_20_1" style:master-page-name="">
      <style:paragraph-properties fo:margin-left="0cm" fo:margin-right="0cm" fo:line-height="115%" fo:text-align="justify" style:justify-single-word="false" fo:orphans="0" fo:widows="0" fo:hyphenation-ladder-count="no-limit" fo:text-indent="1.251cm" style:auto-text-indent="false" style:page-number="auto" fo:break-before="page" style:writing-mode="lr-tb"/>
      <style:text-properties style:use-window-font-color="true" loext:opacity="0%" style:font-name="Times New Roman1" fo:font-size="20pt" fo:font-weight="normal" officeooo:rsid="016c2a6f" officeooo:paragraph-rsid="0164339a" style:font-size-asian="20pt" style:font-weight-asian="normal" style:font-name-complex="Liberation Serif1"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18" style:family="paragraph" style:parent-style-name="Heading_20_1" style:master-page-name="">
      <style:paragraph-properties fo:margin-left="0cm" fo:margin-right="0cm" fo:line-height="115%" fo:text-align="start" style:justify-single-word="false" fo:orphans="0" fo:widows="0" fo:hyphenation-ladder-count="no-limit" fo:text-indent="1.251cm" style:auto-text-indent="false" style:page-number="auto" fo:break-before="page" style:writing-mode="lr-tb"/>
      <style:text-properties style:use-window-font-color="true" loext:opacity="0%" style:font-name="Times New Roman1" fo:font-size="20pt" fo:font-weight="normal" officeooo:paragraph-rsid="0164339a" style:font-size-asian="20pt" style:font-weight-asian="normal" style:font-name-complex="Liberation Serif1"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19" style:family="paragraph" style:parent-style-name="Title">
      <style:paragraph-properties fo:margin-left="0cm" fo:margin-right="0cm" fo:line-height="115%" fo:text-align="start" style:justify-single-word="false" fo:orphans="0" fo:widows="0" fo:hyphenation-ladder-count="no-limit" fo:text-indent="1.251cm" style:auto-text-indent="false" style:writing-mode="lr-tb"/>
      <style:text-properties style:use-window-font-color="true" loext:opacity="0%" style:font-name="Times New Roman1" fo:font-size="20pt" officeooo:paragraph-rsid="0164339a" style:font-size-asian="20pt" style:font-name-complex="Liberation Serif1" style:font-size-complex="20pt" fo:hyphenate="false" fo:hyphenation-remain-char-count="2" fo:hyphenation-push-char-count="2" loext:hyphenation-no-caps="false" loext:hyphenation-no-last-word="false" loext:hyphenation-word-char-count="no-limit" loext:hyphenation-zone="no-limit"/>
    </style:style>
    <style:style style:name="P20" style:family="paragraph" style:parent-style-name="Title">
      <loext:graphic-properties draw:fill="none"/>
      <style:paragraph-properties fo:margin-left="0cm" fo:margin-right="0cm" fo:margin-top="0.529cm" fo:margin-bottom="0.353cm" style:contextual-spacing="false" fo:line-height="115%" fo:text-align="start" style:justify-single-word="false" fo:orphans="0" fo:widows="0" fo:hyphenation-ladder-count="no-limit" fo:text-indent="1.251cm" style:auto-text-indent="false" fo:background-color="transparent" style:writing-mode="lr-tb"/>
      <style:text-properties style:use-window-font-color="true" loext:opacity="0%" style:font-name="Times New Roman1" fo:font-size="20pt" officeooo:paragraph-rsid="0164339a" style:font-size-asian="20pt" style:font-size-complex="20pt"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none"/>
      <style:paragraph-properties fo:margin-left="0.199cm" fo:margin-right="1.499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use-window-font-color="true" loext:opacity="0%"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master-page-name="">
      <loext:graphic-properties draw:fill="none"/>
      <style:paragraph-properties fo:margin-left="0cm" fo:margin-right="1.499cm" fo:margin-top="0cm" fo:margin-bottom="0cm" style:contextual-spacing="false" fo:line-height="150%" fo:text-align="center" style:justify-single-word="false" fo:orphans="2" fo:widows="2" fo:hyphenation-ladder-count="no-limit" fo:text-indent="0cm" style:auto-text-indent="false" style:page-number="auto" fo:background-color="transparent" style:writing-mode="lr-tb"/>
      <style:text-properties style:use-window-font-color="true" loext:opacity="0%" officeooo:paragraph-rsid="0163dca7"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none"/>
      <style:paragraph-properties fo:margin-left="0.199cm" fo:margin-right="1.499cm" fo:margin-top="0cm" fo:margin-bottom="0cm" style:contextual-spacing="false" fo:line-height="150%" fo:text-align="end" style:justify-single-word="false" fo:orphans="2" fo:widows="2" fo:hyphenation-ladder-count="no-limit" fo:text-indent="0cm" style:auto-text-indent="false" fo:background-color="transparent" style:writing-mode="lr-tb"/>
      <style:text-properties style:use-window-font-color="true" loext:opacity="0%"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none"/>
      <style:paragraph-properties fo:margin-left="0.199cm" fo:margin-right="1.499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use-window-font-color="true" loext:opacity="0%"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25" style:family="paragraph" style:parent-style-name="Contents_20_1">
      <style:paragraph-properties>
        <style:tab-stops>
          <style:tab-stop style:position="16.499cm" style:type="right" style:leader-style="dotted" style:leader-text="."/>
        </style:tab-stops>
      </style:paragraph-properties>
      <style:text-properties officeooo:paragraph-rsid="0164339a"/>
    </style:style>
    <style:style style:name="P26"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fo:color="#c9211e" loext:opacity="100%" style:font-name="Times New Roman1" fo:font-size="14pt" fo:language="ru" fo:country="RU" fo:font-weight="normal" officeooo:rsid="00ba294e" officeooo:paragraph-rsid="0164339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fo:color="#c9211e" loext:opacity="100%" style:font-name="Times New Roman1" fo:font-size="14pt" fo:font-weight="normal" officeooo:rsid="014ee666" officeooo:paragraph-rsid="0164339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Contents_20_Heading">
      <style:paragraph-properties fo:text-align="center" style:justify-single-word="false" fo:break-before="page"/>
      <style:text-properties style:use-window-font-color="true" loext:opacity="0%" style:font-name="Times New Roman1" fo:font-size="20pt" officeooo:paragraph-rsid="0164339a" style:font-size-asian="20pt" style:font-size-complex="20pt"/>
    </style:style>
    <style:style style:name="P29" style:family="paragraph" style:parent-style-name="Contents_20_1">
      <style:paragraph-properties>
        <style:tab-stops>
          <style:tab-stop style:position="16.499cm" style:type="right" style:leader-style="dotted" style:leader-text="."/>
        </style:tab-stops>
      </style:paragraph-properties>
    </style:style>
    <style:style style:name="P30" style:family="paragraph" style:parent-style-name="Heading_20_1" style:list-style-name="L2">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64339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1" style:family="paragraph" style:parent-style-name="Heading_20_1">
      <style:paragraph-properties fo:margin-left="0cm" fo:margin-right="0cm" fo:line-height="115%" fo:text-align="start" style:justify-single-word="false" fo:orphans="0" fo:widows="0" fo:hyphenation-ladder-count="no-limit" fo:text-indent="1.251cm" style:auto-text-indent="false" fo:break-before="page" style:writing-mode="lr-tb"/>
      <style:text-properties style:use-window-font-color="true" loext:opacity="0%" style:font-name="Times New Roman1" fo:font-size="20pt" fo:font-weight="normal" officeooo:rsid="0187c0b1" officeooo:paragraph-rsid="0164339a" style:font-size-asian="20pt" style:font-weight-asian="normal" style:font-name-complex="Liberation Serif1"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32" style:family="paragraph" style:parent-style-name="Heading_20_1" style:master-page-name="">
      <style:paragraph-properties fo:margin-left="0cm" fo:margin-right="0cm" fo:line-height="115%" fo:text-align="justify" style:justify-single-word="false" fo:orphans="0" fo:widows="0" fo:hyphenation-ladder-count="no-limit" fo:text-indent="1.251cm" style:auto-text-indent="false" style:page-number="auto" fo:break-before="page" style:writing-mode="lr-tb"/>
      <style:text-properties style:use-window-font-color="true" loext:opacity="0%" officeooo:paragraph-rsid="017cd15a"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list-style-name="L1">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64339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7cd15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7e1888"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7e2451"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8149c6"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82e2c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64339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L2" style:master-page-name="">
      <style:paragraph-properties fo:margin-left="0cm" fo:margin-right="0cm" fo:line-height="100%" fo:text-align="justify" style:justify-single-word="false" fo:text-indent="1.251cm" style:auto-text-indent="false" style:page-number="auto"/>
      <style:text-properties officeooo:paragraph-rsid="0164339a"/>
    </style:style>
    <style:style style:name="P41" style:family="paragraph" style:parent-style-name="Standard" style:list-style-name="L2">
      <style:paragraph-properties fo:margin-left="0cm" fo:margin-right="0cm" fo:line-height="100%" fo:text-align="justify" style:justify-single-word="false" fo:text-indent="1.251cm" style:auto-text-indent="false"/>
      <style:text-properties officeooo:paragraph-rsid="01702fd8"/>
    </style:style>
    <style:style style:name="P42"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fo:color="#c9211e" loext:opacity="100%" style:font-name="Times New Roman1" fo:font-size="14pt" fo:language="ru" fo:country="RU" fo:font-weight="normal" officeooo:rsid="00ba294e" officeooo:paragraph-rsid="017cd15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Мой_20_список_20_с_20_тире" style:list-style-name="">
      <style:text-properties fo:color="#2a6099" loext:opacity="100%" officeooo:paragraph-rsid="0178d2a5"/>
    </style:style>
    <style:style style:name="P44" style:family="paragraph" style:parent-style-name="Мой_20_список_20_с_20_тире" style:list-style-name="">
      <style:text-properties fo:color="#2a6099" loext:opacity="100%"/>
    </style:style>
    <style:style style:name="T65" style:family="text">
      <style:text-properties style:use-window-font-color="true" loext:opacity="0%"/>
    </style:style>
    <style:style style:name="T66" style:family="text">
      <style:text-properties style:use-window-font-color="true" loext:opacity="0%" style:font-name="Times New Roman1" fo:font-size="14pt" style:font-size-asian="14pt" style:font-size-complex="14pt"/>
    </style:style>
    <style:style style:name="T67" style:family="text">
      <style:text-properties style:use-window-font-color="true" loext:opacity="0%" style:font-name="Times New Roman1" fo:font-size="14pt" fo:font-weight="normal" style:font-size-asian="14pt" style:font-weight-asian="normal" style:font-size-complex="14pt" style:font-weight-complex="normal"/>
    </style:style>
    <style:style style:name="T68" style:family="text">
      <style:text-properties style:use-window-font-color="true" loext:opacity="0%" style:font-name="Times New Roman1" fo:font-size="14pt" fo:font-weight="normal" officeooo:rsid="01702fd8" style:font-size-asian="14pt" style:font-weight-asian="normal" style:font-size-complex="14pt" style:font-weight-complex="normal"/>
    </style:style>
    <style:style style:name="T69" style:family="text">
      <style:text-properties style:use-window-font-color="true" loext:opacity="0%" style:font-name="Times New Roman1" fo:font-size="14pt" fo:font-weight="normal" officeooo:rsid="01763e15" style:font-size-asian="14pt" style:font-weight-asian="normal" style:font-size-complex="14pt" style:font-weight-complex="normal"/>
    </style:style>
    <style:style style:name="T70" style:family="text">
      <style:text-properties fo:font-style="italic" style:font-style-asian="italic" style:font-style-complex="italic"/>
    </style:style>
    <style:style style:name="T71" style:family="text">
      <style:text-properties fo:font-style="italic" officeooo:rsid="0178d2a5" style:font-style-asian="italic" style:font-style-complex="italic"/>
    </style:style>
    <style:style style:name="T72" style:family="text">
      <style:text-properties fo:font-style="italic" officeooo:rsid="018149c6" style:font-style-asian="italic" style:font-style-complex="italic"/>
    </style:style>
    <style:style style:name="T73" style:family="text">
      <style:text-properties fo:font-style="italic" officeooo:rsid="0182e2ca" style:font-style-asian="italic" style:font-style-complex="italic"/>
    </style:style>
    <style:style style:name="T74" style:family="text">
      <style:text-properties style:font-name="Times New Roman1" fo:font-size="14pt" style:font-size-asian="14pt" style:font-name-complex="Times New Roman2"/>
    </style:style>
    <style:style style:name="T75" style:family="text">
      <style:text-properties style:font-name="Times New Roman1" fo:font-size="14pt" officeooo:rsid="0163dca7" style:font-size-asian="14pt" style:font-name-complex="Times New Roman2"/>
    </style:style>
    <style:style style:name="T76" style:family="text">
      <style:text-properties style:font-name="Times New Roman1" fo:font-size="14pt" officeooo:rsid="00e5ccdd" style:font-size-asian="14pt" style:font-name-complex="Times New Roman2"/>
    </style:style>
    <style:style style:name="T77" style:family="text">
      <style:text-properties style:font-name="Times New Roman1" fo:font-size="14pt" officeooo:rsid="01436fbe" style:font-size-asian="14pt" style:font-name-complex="Times New Roman2"/>
    </style:style>
    <style:style style:name="T78" style:family="text">
      <style:text-properties style:font-name="Times New Roman1" fo:font-size="14pt" officeooo:rsid="0172b093" style:font-size-asian="14pt" style:font-name-complex="Times New Roman2"/>
    </style:style>
    <style:style style:name="T79" style:family="text">
      <style:text-properties style:font-name="Times New Roman1" fo:font-size="14pt" style:font-size-asian="14pt" style:font-size-complex="14pt"/>
    </style:style>
    <style:style style:name="T80" style:family="text">
      <style:text-properties style:font-name="Times New Roman1" fo:font-size="14pt" fo:font-weight="bold" officeooo:rsid="0163dca7" style:font-size-asian="14pt" style:font-weight-asian="bold" style:font-name-complex="Times New Roman2" style:font-weight-complex="bold"/>
    </style:style>
    <style:style style:name="T81" style:family="text">
      <style:text-properties style:font-name="Times New Roman1" officeooo:rsid="0178d2a5"/>
    </style:style>
    <style:style style:name="T82" style:family="text">
      <style:text-properties style:font-name="Times New Roman1" fo:font-size="20pt" fo:font-weight="normal" officeooo:rsid="0187c0b1" style:font-size-asian="20pt" style:font-weight-asian="normal" style:font-name-complex="Liberation Serif1" style:font-size-complex="20pt" style:font-weight-complex="normal"/>
    </style:style>
    <style:style style:name="T83" style:family="text">
      <style:text-properties style:font-name="Times New Roman1" fo:font-size="20pt" fo:font-weight="normal" officeooo:rsid="017cd15a" style:font-size-asian="20pt" style:font-weight-asian="normal" style:font-name-complex="Liberation Serif1" style:font-size-complex="20pt" style:font-weight-complex="normal"/>
    </style:style>
    <style:style style:name="T84" style:family="text">
      <style:text-properties style:text-position="0% 100%" officeooo:rsid="0182e2ca"/>
    </style:style>
    <style:style style:name="T85" style:family="text">
      <style:text-properties style:text-position="0% 100%" fo:font-style="italic" officeooo:rsid="0182e2ca" style:font-style-asian="italic" style:font-style-complex="italic"/>
    </style:style>
    <style:style style:name="T86" style:family="text">
      <style:text-properties officeooo:rsid="0164339a"/>
    </style:style>
    <style:style style:name="T87" style:family="text">
      <style:text-properties style:font-name="Times New Roman" fo:font-style="italic" officeooo:rsid="0178d2a5" style:font-style-asian="italic" style:font-style-complex="italic"/>
    </style:style>
    <style:style style:name="T88" style:family="text">
      <style:text-properties style:text-position="super 58%"/>
    </style:style>
    <style:style style:name="T89" style:family="text">
      <style:text-properties style:text-position="super 58%" fo:font-style="italic" style:font-style-asian="italic" style:font-style-complex="italic"/>
    </style:style>
    <style:style style:name="T90" style:family="text">
      <style:text-properties style:text-position="super 58%" fo:font-style="normal" style:font-style-asian="normal" style:font-style-complex="normal"/>
    </style:style>
    <style:style style:name="T91" style:family="text">
      <style:text-properties officeooo:rsid="016e549c"/>
    </style:style>
    <style:style style:name="T92" style:family="text">
      <style:text-properties officeooo:rsid="01745a17"/>
    </style:style>
    <style:style style:name="T93" style:family="text">
      <style:text-properties officeooo:rsid="01777668"/>
    </style:style>
    <style:style style:name="T94" style:family="text">
      <style:text-properties officeooo:rsid="0177ca19"/>
    </style:style>
    <style:style style:name="T95" style:family="text">
      <style:text-properties style:text-position="sub 58%"/>
    </style:style>
    <style:style style:name="T96" style:family="text">
      <style:text-properties style:text-position="sub 58%" fo:font-style="italic" style:font-style-asian="italic" style:font-style-complex="italic"/>
    </style:style>
    <style:style style:name="T97" style:family="text">
      <style:text-properties style:text-position="sub 58%" fo:font-style="italic" officeooo:rsid="017e2451" style:font-style-asian="italic" style:font-style-complex="italic"/>
    </style:style>
    <style:style style:name="T98" style:family="text">
      <style:text-properties style:text-position="sub 58%" fo:font-style="italic" officeooo:rsid="0182e2ca" style:font-style-asian="italic" style:font-style-complex="italic"/>
    </style:style>
    <style:style style:name="T99" style:family="text">
      <style:text-properties style:text-position="sub 58%" officeooo:rsid="018149c6"/>
    </style:style>
    <style:style style:name="T100" style:family="text">
      <style:text-properties style:text-position="sub 58%" officeooo:rsid="0182e2ca"/>
    </style:style>
    <style:style style:name="T101" style:family="text">
      <style:text-properties officeooo:rsid="0178d2a5"/>
    </style:style>
    <style:style style:name="T102" style:family="text">
      <style:text-properties officeooo:rsid="017cd15a"/>
    </style:style>
    <style:style style:name="T103" style:family="text">
      <style:text-properties officeooo:rsid="017e1888"/>
    </style:style>
    <style:style style:name="T104" style:family="text">
      <style:text-properties officeooo:rsid="017e2451"/>
    </style:style>
    <style:style style:name="T105" style:family="text">
      <style:text-properties fo:font-style="normal" style:font-style-asian="normal" style:font-style-complex="normal"/>
    </style:style>
    <style:style style:name="T106" style:family="text">
      <style:text-properties fo:font-style="normal" officeooo:rsid="018149c6" style:font-style-asian="normal" style:font-style-complex="normal"/>
    </style:style>
    <style:style style:name="T107" style:family="text">
      <style:text-properties officeooo:rsid="018149c6"/>
    </style:style>
    <style:style style:name="T108" style:family="text">
      <style:text-properties officeooo:rsid="01817c63"/>
    </style:style>
    <style:style style:name="T109" style:family="text">
      <style:text-properties officeooo:rsid="0182e2ca"/>
    </style:style>
    <style:style style:name="T110" style:family="text">
      <style:text-properties fo:font-size="14pt" style:font-size-asian="14pt" style:font-size-complex="14pt"/>
    </style:style>
    <style:style style:name="T111" style:family="text">
      <style:text-properties style:font-name="Times New Roman1" fo:font-size="14pt" style:font-size-asian="14pt" style:font-size-complex="14pt"/>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Министерство науки и высшего образования Российской Федерации</text:p>
      <text:p text:style-name="P6">Федеральное государственное бюджетное образовательное учреждение высшего образования <text:line-break/>«Тульский государственный университет»</text:p>
      <text:p text:style-name="P21"/>
      <text:p text:style-name="P8">Интернет-институт ТулГУ</text:p>
      <text:p text:style-name="P8">Кафедра ИБ</text:p>
      <text:p text:style-name="P21"/>
      <text:p text:style-name="P21"/>
      <text:p text:style-name="P21"/>
      <text:p text:style-name="P24"><text:span text:style-name="T75">КОНТРОЛЬН</text:span><text:span text:style-name="T78">АЯ</text:span><text:span text:style-name="T74"> РАБОТ</text:span><text:span text:style-name="T78">А</text:span></text:p>
      <text:p text:style-name="P2">по дисциплине</text:p>
      <text:p text:style-name="P7">«Модели и методы анализа проектных решений <text:span text:style-name="T92">1</text:span>»</text:p>
      <text:p text:style-name="P22"><text:span text:style-name="T77">н</text:span><text:span text:style-name="T75">а тему <text:line-break/></text:span><text:span text:style-name="T80">«Модели пневматических систем на микроуровне»</text:span></text:p>
      <text:p text:style-name="P21"/>
      <text:p text:style-name="P2">Вариант 3</text:p>
      <text:p text:style-name="P21"/>
      <text:p text:style-name="P21"/>
      <text:p text:style-name="P21"/>
      <text:p text:style-name="P4">Выполнил</text:p>
      <text:p text:style-name="P3">студент группы ИБ262521-ф</text:p>
      <text:p text:style-name="P3">Артемов Александр Евгеньевич</text:p>
      <text:p text:style-name="P1"/>
      <text:p text:style-name="P4">Проверила</text:p>
      <text:p text:style-name="P3">канд. техн. наук, доц.</text:p>
      <text:p text:style-name="P3">Французова Юлия Вячеславовна</text:p>
      <text:p text:style-name="P23"/>
      <text:p text:style-name="P23"/>
      <text:p text:style-name="P23"/>
      <text:p text:style-name="P23"/>
      <text:p text:style-name="P23"/>
      <text:p text:style-name="P21"><text:span text:style-name="T74">Тула 202</text:span><text:span text:style-name="T76">5</text:span></text:p>
      <text:p text:style-name="P28">Содержание</text:p>
      <text:table-of-content text:style-name="Sect1"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_Toc1208_913465415" text:style-name="Index_20_Link" text:visited-style-name="Index_20_Link"><text:span text:style-name="T79">Задание на работу<text:tab/>3</text:span></text:a></text:p>
          <text:p text:style-name="P29"><text:a xlink:type="simple" xlink:href="#__RefHeading___Toc1210_913465415" text:style-name="Index_20_Link" text:visited-style-name="Index_20_Link"><text:span text:style-name="T79">Введение<text:tab/>4</text:span></text:a></text:p>
          <text:p text:style-name="P29"><text:a xlink:type="simple" xlink:href="#__RefHeading___Toc1212_913465415" text:style-name="Index_20_Link" text:visited-style-name="Index_20_Link"><text:span text:style-name="T79">Объекты проектирования на микроуровне<text:tab/>5</text:span></text:a></text:p>
          <text:p text:style-name="P29"><text:a xlink:type="simple" xlink:href="#__RefHeading___Toc1210_913465415%20%D0%9A%D0%BE%D0%BF%D0%B8%D1%8F%201%20%D0%9A%D0%BE%D0%BF%D0%B8%D1%8F%201" text:style-name="Index_20_Link" text:visited-style-name="Index_20_Link"><text:span text:style-name="T79">Модели гидравлических и пневматических систем на микроуровне<text:tab/>8</text:span></text:a></text:p>
          <text:p text:style-name="P29"><text:a xlink:type="simple" xlink:href="#__RefHeading___Toc1210_913465415%20%D0%9A%D0%BE%D0%BF%D0%B8%D1%8F%201" text:style-name="Index_20_Link" text:visited-style-name="Index_20_Link"><text:span text:style-name="T79">Заключение<text:tab/>12</text:span></text:a></text:p>
          <text:p text:style-name="P29"><text:a xlink:type="simple" xlink:href="#__RefHeading___Toc1212_913465415%20%D0%9A%D0%BE%D0%BF%D0%B8%D1%8F%201%20%D0%9A%D0%BE%D0%BF%D0%B8%D1%8F%201%20%D0%9A%D0%BE%D0%BF%D0%B8%D1%8F%201" text:style-name="Index_20_Link" text:visited-style-name="Index_20_Link"><text:span text:style-name="T79">Список источников<text:tab/>13</text:span></text:a></text:p>
        </text:index-body>
      </text:table-of-content>
      <text:p text:style-name="P25"><text:a xlink:type="simple" xlink:href="#__RefHeading___Toc1226_913465415" text:style-name="Index_20_Link" text:visited-style-name="Index_20_Link"><text:span text:style-name="T66"/></text:a></text:p>
      <text:p text:style-name="P19"/>
      <text:h text:style-name="P15" text:outline-level="1"><text:bookmark-start text:name="__RefHeading___Toc1208_913465415"/>Задание на работу<text:bookmark-end text:name="__RefHeading___Toc1208_913465415"/></text:h>
      <text:list text:style-name="L1">
        <text:list-item>
          <text:p text:style-name="P33"><text:span text:style-name="T86">Составить реферат на тему «Модели пневматических систем на микроуровне»</text:span>.</text:p>
        </text:list-item>
        <text:list-item>
          <text:p text:style-name="P33">Оформить КР и сдать преподавателю.</text:p>
        </text:list-item>
      </text:list>
      <text:p text:style-name="P20"/>
      <text:h text:style-name="P18" text:outline-level="1"><text:bookmark-start text:name="__RefHeading___Toc1210_913465415"/>Введение<text:bookmark-end text:name="__RefHeading___Toc1210_913465415"/></text:h>
      <text:p text:style-name="P9">Микроуровень – это нижний иерархический уровень декомпозиции объектов проектирования по степени абстрагирования при составлении математического описания.</text:p>
      <text:p text:style-name="P9">На этом уровне осуществляется детальное описание физических свойств технического объекта. Объекты рассматриваются как сплошные среды, имеющие конечные области определения, выделяемые в трехмерном геометрическом пространстве. Такие объекты представляют собой динамические системы с распределенными параметрами. Их также называют непрерывными системами. Функционирование этих систем описывается дифференциальными уравнениями в частных производных.</text:p>
      <text:h text:style-name="P17" text:outline-level="1"><text:bookmark-start text:name="__RefHeading___Toc1212_913465415"/>Объекты проектирования на микроуровне <text:bookmark-end text:name="__RefHeading___Toc1212_913465415"/></text:h>
      <text:p text:style-name="P10">Общий вид уравнений математической модели описания физических свойств технического объекта с распределенными параметрами:</text:p>
      <text:p text:style-name="P14"><draw:frame draw:style-name="fr1" draw:name="Объект76" text:anchor-type="as-char" svg:y="-0.741cm" svg:width="9.47cm" svg:height="1.307cm" draw:z-index="0"><draw:object xlink:href="./Object 76" xlink:type="simple" xlink:show="embed" xlink:actuate="onLoad"/><draw:image xlink:href="./ObjectReplacements/Object 76" xlink:type="simple" xlink:show="embed" xlink:actuate="onLoad"/></draw:frame><text:s/><text:span text:style-name="T93">(1) </text:span></text:p>
      <text:p text:style-name="P11">или в компактной форме: <draw:frame draw:style-name="fr1" draw:name="Объект77" text:anchor-type="as-char" svg:y="-0.434cm" svg:width="2.429cm" svg:height="0.589cm" draw:z-index="1"><draw:object xlink:href="./Object 77" xlink:type="simple" xlink:show="embed" xlink:actuate="onLoad"/><draw:image xlink:href="./ObjectReplacements/Object 77" xlink:type="simple" xlink:show="embed" xlink:actuate="onLoad"/><svg:desc>формула</svg:desc></draw:frame><text:s/><text:span text:style-name="T94">(</text:span>2), где </text:p>
      <text:p text:style-name="P12"><text:span text:style-name="T70">L</text:span> – дифференциальный оператор;</text:p>
      <text:p text:style-name="P10"><text:span text:style-name="T70">φ</text:span> – искомая функция (фазовая координата);</text:p>
      <text:p text:style-name="P10"><text:span text:style-name="T70">x</text:span><text:span text:style-name="T96">i</text:span> – пространственные координаты;</text:p>
      <text:p text:style-name="P10"><text:span text:style-name="T70">n</text:span> – количество пространственных координат;</text:p>
      <text:p text:style-name="P10"><text:span text:style-name="T70">t</text:span> – время;</text:p>
      <text:p text:style-name="P10"><draw:frame draw:style-name="fr1" draw:name="Объект78" text:anchor-type="as-char" svg:y="-0.434cm" svg:width="0.28cm" svg:height="0.526cm" draw:z-index="2"><draw:object xlink:href="./Object 78" xlink:type="simple" xlink:show="embed" xlink:actuate="onLoad"/><draw:image xlink:href="./ObjectReplacements/Object 78" xlink:type="simple" xlink:show="embed" xlink:actuate="onLoad"/><svg:desc>формула</svg:desc></draw:frame><text:s/>– вектор независимых переменных;</text:p>
      <text:p text:style-name="P10"><draw:frame draw:style-name="fr1" draw:name="Объект79" text:anchor-type="as-char" svg:y="-0.434cm" svg:width="0.859cm" svg:height="0.557cm" draw:z-index="3"><draw:object xlink:href="./Object 79" xlink:type="simple" xlink:show="embed" xlink:actuate="onLoad"/><draw:image xlink:href="./ObjectReplacements/Object 79" xlink:type="simple" xlink:show="embed" xlink:actuate="onLoad"/><svg:desc>формула</svg:desc></draw:frame><text:s/>– известная функция независимых координат.</text:p>
      <text:p text:style-name="P10">Независимыми переменными в этих моделях являются пространственные координаты <draw:frame draw:style-name="fr1" draw:name="Объект80" text:anchor-type="as-char" svg:y="-0.379cm" svg:width="1.804cm" svg:height="0.534cm" draw:z-index="4"><draw:object xlink:href="./Object 80" xlink:type="simple" xlink:show="embed" xlink:actuate="onLoad"/><draw:image xlink:href="./ObjectReplacements/Object 80" xlink:type="simple" xlink:show="embed" xlink:actuate="onLoad"/><svg:desc>формула</svg:desc></draw:frame>, и время <text:span text:style-name="T70">t</text:span>. Фазовая координата – функция независимых переменных.</text:p>
      <text:p text:style-name="P13">Размерность задачи определяется числом пространственных координат <text:span text:style-name="T70">n</text:span>:</text:p>
      <text:p text:style-name="P13">при <text:span text:style-name="T70">n = 1</text:span> – объект одномерный;</text:p>
      <text:p text:style-name="P13">при <text:span text:style-name="T70">n = 2</text:span> – двумерный;</text:p>
      <text:p text:style-name="P13">при <text:span text:style-name="T70">n = 3</text:span> – трехмерный.</text:p>
      <text:p text:style-name="P10">Если уравнение содержит одну фазовую переменную, система описывается одним уравнением вида 1, если несколько фазовых переменных, т.е. вектор <draw:frame draw:style-name="fr1" draw:name="Объект81" text:anchor-type="as-char" svg:y="-0.434cm" svg:width="3.246cm" svg:height="0.589cm" draw:z-index="5"><draw:object xlink:href="./Object 81" xlink:type="simple" xlink:show="embed" xlink:actuate="onLoad"/><draw:image xlink:href="./ObjectReplacements/Object 81" xlink:type="simple" xlink:show="embed" xlink:actuate="onLoad"/><svg:desc>формула</svg:desc></draw:frame>, то <text:s/>системой уравнений.</text:p>
      <text:p text:style-name="P10">Если фазовые переменные не являются явными функциями времени, задачу анализа объекта называют стационарной, в противном случае – нестационарной. Стационарная задача характеризует статическое состояние технического объекта. Динамические режимы. функционирования объекта относятся к нестационарным задачам и для их оценки требуются исследования переходных процессов.</text:p>
      <text:p text:style-name="P10">Уравнение 1 имеет множество решений. Для получения единственного решения необходимо задать краевые условия. Краевые условия включают граничные и начальные условия.</text:p>
      <text:p text:style-name="P10">Граничные условия – это сведения об искомых непрерывных функциях <text:span text:style-name="T70">φ</text:span> и (или) их производных на границе <text:span text:style-name="T70">S</text:span> области определения объекта <text:span text:style-name="T70">Ω</text:span>, характеризующие условия взаимодействия с окружающей внешней средой.</text:p>
      <text:p text:style-name="P10"/>
      <text:p text:style-name="P10"><text:soft-page-break/>Начальные условия – это значения этих же функций во всей области определения в начальный момент времени.</text:p>
      <text:p text:style-name="P10">Начальные условия задаются только при решении нестационарных задач (при исследовании переходных процессов).</text:p>
      <text:p text:style-name="P10">Исходное дифференциальное уравнение в частных производных 1 вместе с краевыми условиями носит название дифференциальной краевой задачи и представляет собой математическую модель технического объекта с распределенными параметрами.</text:p>
      <text:p text:style-name="P10">Существует несколько стандартных способов задания граничных условий. Для теплового объекта, представляющего собой твердое гомогенное (однородное) тело, используют граничные условия первого, второго и третьего родов.</text:p>
      <text:p text:style-name="P10">Граничные условия первого рода – условия, которые задают на границе <text:span text:style-name="T70">S</text:span> области определения объекта <text:span text:style-name="T70">Ω</text:span> значений <text:span text:style-name="T70">φ</text:span><text:span text:style-name="T96">s</text:span> искомой функции фазовой переменной <text:span text:style-name="T70">φ</text:span>.</text:p>
      <text:p text:style-name="P10">Граничны<text:span text:style-name="T94">е</text:span> условия второго рода – условия, которые задают на границе значения частных производных искомой функции по пространственным координатам.</text:p>
      <text:p text:style-name="P10">Граничные условия третьего рода условия, которые задают уравнения баланса потоков, характеризующих обмен энергией объекта с окружающей внешней средой.</text:p>
      <text:p text:style-name="P10">В некоторых случаях, например для гетерогенных (неоднородных по составу материала) тепловых объектов, могут быть и иные граничные условия.</text:p>
      <text:p text:style-name="P10">Состояние объекта характеризуется изменением во времени фазовых координат, определяемых в различных его точках. Задача анализа процесса функционирования технического объекта на микроуровне заключается в определении функций фазовых координат для множества точек, выделенных в области определения объекта.</text:p>
      <text:p text:style-name="P10">Объекты с распределенными параметрами могут быть различной физической природы: механические, гидравлические, тепловые, электрические, магнитные и др.</text:p>
      <text:p text:style-name="P10">Механические объекты представляют собой элементы и базовые детали машин и механизмов: корпуса, рамы, панели, валы, крылья самолетов, лопасти турбин и др. При анализе механических объектов находят деформации и напряжения. Они определяют несущую способность конструктивных элементов, надежность и нормальные условия функционирования базирующихся на них других элементов объекта.</text:p>
      <text:p text:style-name="P10"/>
      <text:p text:style-name="P10"><text:soft-page-break/>При проектировании многих технических объектов возникает необходимость анализа теплонапряженности деталей, выбора оптимальных размеров и конфигурации теплообменников и решения многих других задач теплопередачи. В тепловых объектах определению подлежат температурные поля и термические напряжения.</text:p>
      <text:p text:style-name="P10">При анализе гидравлических и пневматических систем определяют режимы течения сплошных потоков жидкостей и газов, характеризуемые скоростями и давлениями.</text:p>
      <text:p text:style-name="P10">Обычно в исходные уравнения 1 входят не все фазовые координаты, характеризующие процессы функционирования технического объекта, а только базисные, например деформации – в модели механической системы, температуры – в тепловой системе и т.д. Остальные фазовые координаты (например, напряжения в упомянутых системах) определяют через базисные координаты на основе уравнений, устанавливающих между ними соответствующие соотношения.</text:p>
      <text:h text:style-name="P32" text:outline-level="1"><text:bookmark-start text:name="__RefHeading___Toc1210_913465415 Копия 1 Копия 1"/><text:span text:style-name="T82">Модели гидравлических и пневматически</text:span><text:span text:style-name="T83">х</text:span><text:span text:style-name="T82"> систем на микроуровне</text:span><text:bookmark-end text:name="__RefHeading___Toc1210_913465415 Копия 1 Копия 1"/></text:h>
      <text:p text:style-name="P34">В технических системах широкое применение находят гидравлические и пневматические приводы. При большой длине гидравлических или пневматических магистралей в них возникают волновые процессы, исследование которых возможно на основе непрерывных моделей, использующих дифференциальные уравнения в частных производных.</text:p>
      <text:p text:style-name="P34">Основные физические свойства жидкостей и газов – текучесть, сжимаемость и непрерывность потока. Текучесть оценивается вязкостью, сжимаемость – модулем объемной упругости.</text:p>
      <text:p text:style-name="P34">Все применяемые на практике жидкости и газы представляют собой обычные ньютоновские вязкие среды. В такой среде при взаимных перемещениях ее элементов возникают силы внутреннего трения. Напряжения трения в ньютоновской жидкости пропорциональны относительным скоростям, или скоростям сдвига.</text:p>
      <text:p text:style-name="P34">Жидкости обычно имеют сравнительно большую вязкость и слабую сжимаемость. Газы, наоборот, отличаются малой вязкостью и высокой сжимаемостью. Тем не менее математическое описание физических свойств жидкостей и газов на микроуровне можно выполнить на основе одних и тех же законов. Поэтому в дальнейшем будем говорить о жидкостной сплошной среде.</text:p>
      <text:p text:style-name="P34">Движение жидкости в трубопроводе обычно рассматривают как одномерный сплошной поток. При этом положение поперечного сечения потока относительно начала отсчета геометрической координаты, выбираемого на левой граничной поверхности трубопровода, определяется одной координатой <text:span text:style-name="T70">х</text:span>. Значение <text:span text:style-name="T70">х</text:span> не зависит от кривизны осевой линии трубопровода, а равно ее длине от начала отсчета до рассматриваемого сечения.</text:p>
      <text:p text:style-name="P34">Для описания движения жидкости используют закон сохранения массы и закон сохранения количества движения.</text:p>
      <text:p text:style-name="P34">Закон сохранения массы выражает свойство непрерывности потока жидкости в трубопроводе и записывается в виде <draw:frame draw:style-name="fr1" draw:name="Объект5" text:anchor-type="as-char" svg:y="-0.661cm" svg:width="2.637cm" svg:height="1.044cm" draw:z-index="6"><draw:object xlink:href="./Object 5" xlink:type="simple" xlink:show="embed" xlink:actuate="onLoad"/><draw:image xlink:href="./ObjectReplacements/Object 5" xlink:type="simple" xlink:show="embed" xlink:actuate="onLoad"/><svg:desc>формула</svg:desc></draw:frame><text:s/><text:span text:style-name="T103">(1).</text:span></text:p>
      <text:p text:style-name="P34">Уравнение Навье – Стокса в одномерном случае, выражающее закон сохранения количества движения элементарной массы имеет вид <draw:frame draw:style-name="fr1" draw:name="Объект7" text:anchor-type="as-char" svg:y="-0.681cm" svg:width="4.701cm" svg:height="1.124cm" draw:z-index="7"><draw:object xlink:href="./Object 6" xlink:type="simple" xlink:show="embed" xlink:actuate="onLoad"/><draw:image xlink:href="./ObjectReplacements/Object 6" xlink:type="simple" xlink:show="embed" xlink:actuate="onLoad"/><svg:desc>формула</svg:desc></draw:frame><text:s/><text:span text:style-name="T103">(2).</text:span></text:p>
      <text:p text:style-name="P34"><text:soft-page-break/>При анализе движения жидкости в трубопроводе обычно массовыми силами пренебрегают. Тогда <draw:frame draw:style-name="fr1" draw:name="Объект6" text:anchor-type="as-char" svg:y="-0.681cm" svg:width="4.083cm" svg:height="1.124cm" draw:z-index="8"><draw:object xlink:href="./Object 7" xlink:type="simple" xlink:show="embed" xlink:actuate="onLoad"/><draw:image xlink:href="./ObjectReplacements/Object 7" xlink:type="simple" xlink:show="embed" xlink:actuate="onLoad"/><svg:desc>формула</svg:desc></draw:frame><text:s/>(3).</text:p>
      <text:p text:style-name="P34">Находит применение также приближенная форма уравнения Навье – Стокса: <draw:frame draw:style-name="fr1" draw:name="Объект8" text:anchor-type="as-char" svg:y="-0.621cm" svg:width="3.604cm" svg:height="1.004cm" draw:z-index="9"><draw:object xlink:href="./Object 8" xlink:type="simple" xlink:show="embed" xlink:actuate="onLoad"/><draw:image xlink:href="./ObjectReplacements/Object 8" xlink:type="simple" xlink:show="embed" xlink:actuate="onLoad"/><svg:desc>формула</svg:desc></draw:frame><text:s/>(4), где <text:span text:style-name="T70">ξ</text:span> – коэффициент линеаризованного вязкого трения в трубопроводе.</text:p>
      <text:p text:style-name="P35">Иногда при исследованиях пренебрегают вязкостью жидкости. Принимая <draw:frame draw:style-name="fr1" draw:name="Объект9" text:anchor-type="as-char" svg:y="-0.379cm" svg:width="0.975cm" svg:height="0.471cm" draw:z-index="10"><draw:object xlink:href="./Object 9" xlink:type="simple" xlink:show="embed" xlink:actuate="onLoad"/><draw:image xlink:href="./ObjectReplacements/Object 9" xlink:type="simple" xlink:show="embed" xlink:actuate="onLoad"/><svg:desc>формула</svg:desc></draw:frame><text:s/>в выражении (<text:span text:style-name="T103">3</text:span>), получаем уравнение Эйлера для одномерного потока в трубопроводе постоянного сечения: <draw:frame draw:style-name="fr1" draw:name="Объект10" text:anchor-type="as-char" svg:y="-0.621cm" svg:width="2.422cm" svg:height="1.004cm" draw:z-index="11"><draw:object xlink:href="./Object 10" xlink:type="simple" xlink:show="embed" xlink:actuate="onLoad"/><draw:image xlink:href="./ObjectReplacements/Object 10" xlink:type="simple" xlink:show="embed" xlink:actuate="onLoad"/><svg:desc>формула</svg:desc></draw:frame><text:s/><text:span text:style-name="T103">(5).</text:span></text:p>
      <text:p text:style-name="P35">Уравнение Эйлера учитывает лишь инерционные свойства потока, а уравнение Навье–Стокса – инерционные и диссипативные (рассеивание энергии) свойства.</text:p>
      <text:p text:style-name="P34">Уравнения (<text:span text:style-name="T103">1</text:span>) и (<text:span text:style-name="T103">3</text:span>) сведем в единую систему: <draw:frame draw:style-name="fr1" draw:name="Объект11" text:anchor-type="as-char" svg:y="-1.281cm" svg:width="4.256cm" svg:height="2.409cm" draw:z-index="12"><draw:object xlink:href="./Object 11" xlink:type="simple" xlink:show="embed" xlink:actuate="onLoad"/><draw:image xlink:href="./ObjectReplacements/Object 11" xlink:type="simple" xlink:show="embed" xlink:actuate="onLoad"/><svg:desc>формула</svg:desc></draw:frame><text:s/><text:span text:style-name="T104">(6).</text:span></text:p>
      <text:p text:style-name="P34">Уравнения (6) представляют собой систему нелинейных дифференциальных уравнений в частных производных с тремя неизвестными функциями: скорости <text:span text:style-name="T70">v</text:span>, давления <text:span text:style-name="T70">р</text:span> и плотности <text:span text:style-name="T70">ρ</text:span>. Чтобы сделать систему определенной, необходимо в нее добавить уравнение связи между <text:span text:style-name="T70">р</text:span> и <text:span text:style-name="T70">ρ</text:span>.</text:p>
      <text:p text:style-name="P34">Будем предполагать, что поток жидкости изолирован от притока тепла извне. Такой процесс движения жидкости называют адиабатическим. Характерная его особенность – постоянство энтропии. Следовательно, адиабатический процесс является изоэнтропическим.</text:p>
      <text:p text:style-name="P36">Для газа в рассматриваемом случае плотность можно выразить через давление на основании уравнения состояния: <draw:frame draw:style-name="fr1" draw:name="Объект13" text:anchor-type="as-char" svg:y="-0.621cm" svg:width="3.129cm" svg:height="1.004cm" draw:z-index="13"><draw:object xlink:href="./Object 13" xlink:type="simple" xlink:show="embed" xlink:actuate="onLoad"/><draw:image xlink:href="./ObjectReplacements/Object 13" xlink:type="simple" xlink:show="embed" xlink:actuate="onLoad"/><svg:desc>формула</svg:desc></draw:frame><text:s/><text:span text:style-name="T104">(7), </text:span>где <text:line-break/><text:span text:style-name="T70">R</text:span> – газовая постоянная; <text:span text:style-name="T70">Т</text:span> – температура; <text:span text:style-name="T70">k</text:span> – показатель адиабаты: <draw:frame draw:style-name="fr1" draw:name="Объект14" text:anchor-type="as-char" svg:y="-0.684cm" svg:width="1.346cm" svg:height="1.131cm" draw:z-index="14"><draw:object xlink:href="./Object 14" xlink:type="simple" xlink:show="embed" xlink:actuate="onLoad"/><draw:image xlink:href="./ObjectReplacements/Object 14" xlink:type="simple" xlink:show="embed" xlink:actuate="onLoad"/><svg:desc>формула</svg:desc></draw:frame>; <text:line-break/><text:span text:style-name="T70">С</text:span><text:span text:style-name="T97">P</text:span> и <text:span text:style-name="T70">С</text:span><text:span text:style-name="T96">V</text:span> – удельная теплоемкость газа при постоянном давлении и постоянном объеме соответственно; <draw:frame draw:style-name="fr1" draw:name="Объект15" text:anchor-type="as-char" svg:y="-0.379cm" svg:width="1.568cm" svg:height="0.534cm" draw:z-index="15"><draw:object xlink:href="./Object 15" xlink:type="simple" xlink:show="embed" xlink:actuate="onLoad"/><draw:image xlink:href="./ObjectReplacements/Object 15" xlink:type="simple" xlink:show="embed" xlink:actuate="onLoad"/><svg:desc>формула</svg:desc></draw:frame><text:s/>– энтальпия.</text:p>
      <text:p text:style-name="P34">В пневматических приводах большинства технических объектов в качестве рабочего тела используют воздух. Параметры воздуха при <text:line-break/><text:span text:style-name="T70">Т = 273,15 </text:span><text:span text:style-name="T105">К </text:span><text:span text:style-name="T106">и </text:span><text:span text:style-name="T70">р</text:span><text:span text:style-name="T96">0</text:span><text:span text:style-name="T70"> = 1 </text:span><text:span text:style-name="T105">Па</text:span><text:span text:style-name="T106">: </text:span><text:span text:style-name="T70">ρ = 1,293 </text:span><text:span text:style-name="T105">кг/м</text:span><text:span text:style-name="T90">3</text:span>; С<text:span text:style-name="T99">P</text:span> = <text:span text:style-name="T70">1,006·10</text:span><text:span text:style-name="T89">3</text:span> Дж/(кг·К); <text:line-break/>С<text:span text:style-name="T95">V</text:span> = <text:span text:style-name="T70">0,718·10</text:span><text:span text:style-name="T89">3</text:span> Дж/(кг·К); <text:span text:style-name="T107">п</text:span>оказатель адиабаты <text:span text:style-name="T70">k = 1,405</text:span>.</text:p>
      <text:p text:style-name="P34"><text:soft-page-break/>Следует также учитывать зависимость динамической вязкости от температуры. Обычно используют степенную зависимость вида <draw:frame draw:style-name="fr1" draw:name="Объект16" text:anchor-type="as-char" svg:y="-0.744cm" svg:width="2.193cm" svg:height="1.184cm" draw:z-index="16"><draw:object xlink:href="./Object 16" xlink:type="simple" xlink:show="embed" xlink:actuate="onLoad"/><draw:image xlink:href="./ObjectReplacements/Object 16" xlink:type="simple" xlink:show="embed" xlink:actuate="onLoad"/><svg:desc>формула</svg:desc></draw:frame><text:s/><text:span text:style-name="T107">(8).</text:span></text:p>
      <text:p text:style-name="P37">Показатель степени <text:span text:style-name="T72">n</text:span> для воздуха при температуре <text:span text:style-name="T70">90…300</text:span> К равен <text:line-break/>(-0,889), а при температуре <text:span text:style-name="T70">300…400</text:span> К <text:span text:style-name="T72">n</text:span><text:span text:style-name="T70"> = -0,75</text:span>, <draw:frame draw:style-name="fr1" draw:name="Объект17" text:anchor-type="as-char" svg:y="-0.439cm" svg:width="2.598cm" svg:height="0.594cm" draw:z-index="17"><draw:object xlink:href="./Object 17" xlink:type="simple" xlink:show="embed" xlink:actuate="onLoad"/><draw:image xlink:href="./ObjectReplacements/Object 17" xlink:type="simple" xlink:show="embed" xlink:actuate="onLoad"/><svg:desc>формула</svg:desc></draw:frame>.</text:p>
      <text:p text:style-name="P37">Зависимость плотности от давления для жидкостей представляется следующим обобщенным уравнением изоэнтропы <draw:frame draw:style-name="fr1" draw:name="Объект18" text:anchor-type="as-char" svg:y="-0.661cm" svg:width="2.702cm" svg:height="1.104cm" draw:z-index="18"><draw:object xlink:href="./Object 18" xlink:type="simple" xlink:show="embed" xlink:actuate="onLoad"/><draw:image xlink:href="./ObjectReplacements/Object 18" xlink:type="simple" xlink:show="embed" xlink:actuate="onLoad"/><svg:desc>формула</svg:desc></draw:frame><text:s/><text:span text:style-name="T107">(9).</text:span></text:p>
      <text:p text:style-name="P37">При проектировании машиностроительных гидроприводов часто принимают линейную аппроксимацию зависимости изменения давления от относительного изменения объема жидкости при ее сжатии. Эта зависимость устанавливается законом Гука и в одномерном случае имеет вид <draw:frame draw:style-name="fr1" draw:name="Объект19" text:anchor-type="as-char" svg:y="-0.621cm" svg:width="2.422cm" svg:height="1.004cm" draw:z-index="19"><draw:object xlink:href="./Object 19" xlink:type="simple" xlink:show="embed" xlink:actuate="onLoad"/><draw:image xlink:href="./ObjectReplacements/Object 19" xlink:type="simple" xlink:show="embed" xlink:actuate="onLoad"/><svg:desc>формула</svg:desc></draw:frame><text:s/><text:span text:style-name="T108">(10)</text:span>, где <text:span text:style-name="T70">Е</text:span> – модуль объемной упругости жидкости, который при адиабатическом процессе определяется выражением <draw:frame draw:style-name="fr1" draw:name="Объект20" text:anchor-type="as-char" svg:y="-0.621cm" svg:width="1.859cm" svg:height="1.004cm" draw:z-index="20"><draw:object xlink:href="./Object 20" xlink:type="simple" xlink:show="embed" xlink:actuate="onLoad"/><draw:image xlink:href="./ObjectReplacements/Object 20" xlink:type="simple" xlink:show="embed" xlink:actuate="onLoad"/><svg:desc>формула</svg:desc></draw:frame>; <text:span text:style-name="T70">V</text:span> – объем жидкости.</text:p>
      <text:p text:style-name="P34">Учитывая слабую сжимаемость рабочих жидкостей гидроприводов, полагают и для анализа полей скоростей и давлений в трубопроводе используют систему дифференциальных уравнений:</text:p>
      <text:p text:style-name="P34"><draw:frame draw:style-name="fr1" draw:name="Объект21" text:anchor-type="as-char" svg:y="-1.254cm" svg:width="4.256cm" svg:height="2.362cm" draw:z-index="21"><draw:object xlink:href="./Object 21" xlink:type="simple" xlink:show="embed" xlink:actuate="onLoad"/><draw:image xlink:href="./ObjectReplacements/Object 21" xlink:type="simple" xlink:show="embed" xlink:actuate="onLoad"/><svg:desc>формула</svg:desc></draw:frame><text:s/><text:span text:style-name="T108">(11).</text:span></text:p>
      <text:p text:style-name="P34">Значение модуля объемной упругости зависит от типа жидкости, давления, температуры, скорости деформации и характера термодинамического процесса. Наибольшее влияние на него оказывает давление, поэтому для минеральных масел обычно используют линеаризованную зависимость <draw:frame draw:style-name="fr1" draw:name="Объект22" text:anchor-type="as-char" svg:y="-0.379cm" svg:width="2.561cm" svg:height="0.57cm" draw:z-index="22"><draw:object xlink:href="./Object 22" xlink:type="simple" xlink:show="embed" xlink:actuate="onLoad"/><draw:image xlink:href="./ObjectReplacements/Object 22" xlink:type="simple" xlink:show="embed" xlink:actuate="onLoad"/><svg:desc>формула</svg:desc></draw:frame>.</text:p>
      <text:p text:style-name="P34">Коэффициент пропорциональности <text:span text:style-name="T70">А</text:span><text:span text:style-name="T96">а</text:span> зависит от типа жидкости и ее температуры. Так, для жидкости АМГ-10 при <text:span text:style-name="T70">Т = 293</text:span> К <draw:frame draw:style-name="fr1" draw:name="Объект23" text:anchor-type="as-char" svg:y="-0.379cm" svg:width="0.52cm" svg:height="0.57cm" draw:z-index="23"><draw:object xlink:href="./Object 23" xlink:type="simple" xlink:show="embed" xlink:actuate="onLoad"/><draw:image xlink:href="./ObjectReplacements/Object 23" xlink:type="simple" xlink:show="embed" xlink:actuate="onLoad"/><svg:desc>формула</svg:desc></draw:frame><text:s/><text:span text:style-name="T70">= 1,68·10</text:span><text:span text:style-name="T89">3</text:span> МПа; <text:span text:style-name="T70">А</text:span><text:span text:style-name="T96">а </text:span><text:span text:style-name="T70">= 12,75</text:span>.</text:p>
      <text:p text:style-name="P34">Реальная жидкость в гидроприводах обычно представляет собой двухфазную газожидкостную смесь. Воздух в этой смеси может находиться в растворенном и нерастворенном состоянии. Растворенный воздух практически не влияет на свойства рабочих жидкостей. Нерастворенный воздух содержится в жидкости в виде пузырьков. Вследствие значительно большей сжимаемости воздуха по сравнению со сжимаемостью жидкости <text:soft-page-break/>модуль объемной упругости газожидкостной двухфазной смеси уменьшается, причем это уменьшение является существенным при малых давлениях.</text:p>
      <text:p text:style-name="P38">Для определения модуля объемной упругости газожидкостной смеси <text:span text:style-name="T70">Е</text:span><text:span text:style-name="T96">с</text:span> используется приближенное выражение <draw:frame draw:style-name="fr1" draw:name="Объект24" text:anchor-type="as-char" svg:y="-1.452cm" svg:width="6.616cm" svg:height="2.589cm" draw:z-index="24"><draw:object xlink:href="./Object 24" xlink:type="simple" xlink:show="embed" xlink:actuate="onLoad"/><draw:image xlink:href="./ObjectReplacements/Object 24" xlink:type="simple" xlink:show="embed" xlink:actuate="onLoad"/><svg:desc>формула</svg:desc></draw:frame><text:s/><text:span text:style-name="T109">(12)</text:span>, где <draw:frame draw:style-name="fr1" draw:name="Объект25" text:anchor-type="as-char" svg:y="-0.379cm" svg:width="0.377cm" svg:height="0.534cm" draw:z-index="25"><draw:object xlink:href="./Object 25" xlink:type="simple" xlink:show="embed" xlink:actuate="onLoad"/><draw:image xlink:href="./ObjectReplacements/Object 25" xlink:type="simple" xlink:show="embed" xlink:actuate="onLoad"/><svg:desc>формула</svg:desc></draw:frame><text:s/>– относительный объем газовой фазы в смеси; <text:span text:style-name="T70">k</text:span> – показатель адиабаты сжатия воздуха; <text:span text:style-name="T70">р</text:span><text:span text:style-name="T96">0</text:span><text:span text:style-name="T70"> </text:span>– давление, при котором определен модуль объемной упругости <draw:frame draw:style-name="fr1" draw:name="Объект26" text:anchor-type="as-char" svg:y="-0.379cm" svg:width="0.52cm" svg:height="0.57cm" draw:z-index="26"><draw:object xlink:href="./Object 26" xlink:type="simple" xlink:show="embed" xlink:actuate="onLoad"/><draw:image xlink:href="./ObjectReplacements/Object 26" xlink:type="simple" xlink:show="embed" xlink:actuate="onLoad"/><svg:desc>формула</svg:desc></draw:frame><text:s/>(обычно принимают избыточное давление <text:span text:style-name="T70">р</text:span><text:span text:style-name="T96">0 </text:span><text:span text:style-name="T70">= 0</text:span>).</text:p>
      <text:p text:style-name="P38">Для минеральных масел, используемых в машиностроительных гидроприводах, параметры находятся в следующих пределах: <text:line-break/><draw:frame draw:style-name="fr1" draw:name="Объект27" text:anchor-type="as-char" svg:y="-0.379cm" svg:width="0.52cm" svg:height="0.57cm" draw:z-index="27"><draw:object xlink:href="./Object 27" xlink:type="simple" xlink:show="embed" xlink:actuate="onLoad"/><draw:image xlink:href="./ObjectReplacements/Object 27" xlink:type="simple" xlink:show="embed" xlink:actuate="onLoad"/><svg:desc>формула</svg:desc></draw:frame><text:span text:style-name="T70"> = (1,35…1,92)·10</text:span><text:span text:style-name="T89">3</text:span> МПа; <text:span text:style-name="T70">А</text:span><text:span text:style-name="T96">а </text:span><text:span text:style-name="T70">= 12…13</text:span>; <draw:frame draw:style-name="fr1" draw:name="Объект28" text:anchor-type="as-char" svg:y="-0.379cm" svg:width="0.377cm" svg:height="0.534cm" draw:z-index="28"><draw:object xlink:href="./Object 28" xlink:type="simple" xlink:show="embed" xlink:actuate="onLoad"/><draw:image xlink:href="./ObjectReplacements/Object 28" xlink:type="simple" xlink:show="embed" xlink:actuate="onLoad"/><svg:desc>формула</svg:desc></draw:frame><text:s/><text:span text:style-name="T70">= 0,005…0,06</text:span>; <text:span text:style-name="T70">k </text:span>= 1,4.</text:p>
      <text:p text:style-name="P34">Распределенные модели используются при анализе высокочастотных колебаний в системах гидравлических и пневматических приводов. Для решения систем уравнений (6) и (<text:span text:style-name="T109">11</text:span>) необходимо задать краевые условия. Обычно принимают граничные условия первого рода и задают функции давлений и скоростей на левой и правой границах участка трубопровода:</text:p>
      <text:p text:style-name="P34"><draw:frame draw:style-name="fr1" draw:name="Объект29" text:anchor-type="as-char" svg:y="-0.651cm" svg:width="1.849cm" svg:height="1.219cm" draw:z-index="29"><draw:object xlink:href="./Object 29" xlink:type="simple" xlink:show="embed" xlink:actuate="onLoad"/><draw:image xlink:href="./ObjectReplacements/Object 29" xlink:type="simple" xlink:show="embed" xlink:actuate="onLoad"/><svg:desc>формула</svg:desc></draw:frame><text:s/><text:span text:style-name="T109">(13)</text:span> <text:span text:style-name="T109">при </text:span><text:span text:style-name="T73">x = 0</text:span><text:span text:style-name="T109"> и </text:span><text:span text:style-name="T73">x = L, </text:span>где L – длина участка трубопровода.</text:p>
      <text:p text:style-name="P34">Начальными условиями являются значения этих же функций в начальный момент времени <text:span text:style-name="T73">t</text:span><text:span text:style-name="T98">0</text:span><text:span text:style-name="T85"> = 0</text:span> всех контролируемых точках трубопровода. Если функции (<text:span text:style-name="T109">13</text:span>) не зависят от времени, процесс движения жидкости в трубопроводе будет стационарным. Его характеристики зависят только от граничных условий. Начальные условия задаются для исследования нестационарных (переходных) процессов, обусловленных переменными внешними воздействиями, определяемыми функциями (<text:span text:style-name="T109">13</text:span>).</text:p>
      <text:h text:style-name="P31" text:outline-level="1"><text:bookmark-start text:name="__RefHeading___Toc1210_913465415 Копия 1"/>Заключение<text:bookmark-end text:name="__RefHeading___Toc1210_913465415 Копия 1"/></text:h>
      <text:p text:style-name="P9">Моделирование гидравлических и пневматических систем на микроуровне играет ключевую роль в разработке и оптимизации сложных технических устройств. На этом уровне рассматриваются отдельные компоненты, такие как микроклапаны, микронасосы, капиллярные каналы и другие элементы, которые обеспечивают передачу и управление жидкостями или газами в микросистемах. Эти модели позволяют детально изучить поведение потоков, давление, скорость и другие параметры, что особенно важно для миниатюрных устройств, где даже незначительные изменения могут существенно повлиять на производительность.</text:p>
      <text:p text:style-name="P9">Особенностью моделирования на микроуровне является необходимость учёта эффектов, которые на макроуровне часто игнорируются. Например, в микрогидравлических системах значительное влияние оказывают капиллярные силы, вязкость жидкости и поверхностное натяжение. В микропневматических системах важно учитывать сжимаемость газа и тепловые эффекты. Для точного описания этих процессов используются сложные математические модели, включающие уравнения Навье-Стокса, уравнения состояния газа и другие физические законы.</text:p>
      <text:p text:style-name="P9">Модели гидравлических и пневматических систем на микроуровне находят применение в различных областях, таких как микроэлектромеханические системы (MEMS), биомедицинские устройства, микрофлюидика и робототехника. Они позволяют проектировать высокоэффективные и компактные устройства, такие как микрожидкостные чипы для анализа ДНК, миниатюрные насосы для доставки лекарств или пневматические приводы для микророботов. Таким образом, моделирование на микроуровне является важным инструментом для создания инновационных технологий, которые становятся основой для развития науки и техники.</text:p>
      <text:p text:style-name="P26"/>
      <text:h text:style-name="P16" text:outline-level="1"><text:bookmark-start text:name="__RefHeading___Toc1212_913465415 Копия 1 Копия 1 Копия 1"/>Список <text:span text:style-name="T91">источников</text:span><text:bookmark-end text:name="__RefHeading___Toc1212_913465415 Копия 1 Копия 1 Копия 1"/></text:h>
      <text:list text:style-name="L2">
        <text:list-item>
          <text:p text:style-name="P40"><text:span text:style-name="Strong_20_Emphasis"><text:span text:style-name="T67">Математические модели технических систем на макроуровне https://tulsu.ru/sdoii/pluginfile.php/277479/mod_resource/content/1/lex/lex_</text:span></text:span><text:span text:style-name="Strong_20_Emphasis"><text:span text:style-name="T69">6</text:span></text:span><text:span text:style-name="Strong_20_Emphasis"><text:span text:style-name="T67">/lex_</text:span></text:span><text:span text:style-name="Strong_20_Emphasis"><text:span text:style-name="T69">6</text:span></text:span><text:span text:style-name="Strong_20_Emphasis"><text:span text:style-name="T67">_4.html</text:span></text:span></text:p>
        </text:list-item>
        <text:list-item>
          <text:p text:style-name="P41"><text:span text:style-name="Strong_20_Emphasis"><text:span text:style-name="T68">Тарасик В.П</text:span></text:span><text:span text:style-name="Strong_20_Emphasis"><text:span text:style-name="T67">. </text:span></text:span><text:span text:style-name="Strong_20_Emphasis"><text:span text:style-name="T68">Математическое моделирование технических систем</text:span></text:span><text:span text:style-name="Strong_20_Emphasis"><text:span text:style-name="T67">: </text:span></text:span><text:span text:style-name="Strong_20_Emphasis"><text:span text:style-name="T68">У</text:span></text:span><text:span text:style-name="Strong_20_Emphasis"><text:span text:style-name="T67">чеб</text:span></text:span><text:span text:style-name="Strong_20_Emphasis"><text:span text:style-name="T68">ник для вузов</text:span></text:span><text:span text:style-name="Strong_20_Emphasis"><text:span text:style-name="T67">. </text:span></text:span><text:span text:style-name="Strong_20_Emphasis"><text:span text:style-name="T68">Минск</text:span></text:span><text:span text:style-name="Strong_20_Emphasis"><text:span text:style-name="T67">: </text:span></text:span><text:span text:style-name="Strong_20_Emphasis"><text:span text:style-name="T68">Издательство</text:span></text:span><text:span text:style-name="Strong_20_Emphasis"><text:span text:style-name="T67"> «</text:span></text:span><text:span text:style-name="Strong_20_Emphasis"><text:span text:style-name="T68">Дизайн ПРО</text:span></text:span><text:span text:style-name="Strong_20_Emphasis"><text:span text:style-name="T67">», 20</text:span></text:span><text:span text:style-name="Strong_20_Emphasis"><text:span text:style-name="T68">04</text:span></text:span><text:span text:style-name="Strong_20_Emphasis"><text:span text:style-name="T67">. — </text:span></text:span><text:span text:style-name="Strong_20_Emphasis"><text:span text:style-name="T68">64</text:span></text:span><text:span text:style-name="Strong_20_Emphasis"><text:span text:style-name="T67">0 с.</text:span></text:span></text:p>
        </text:list-item>
        <text:list-item>
          <text:p text:style-name="P41"><text:span text:style-name="Strong_20_Emphasis"><text:span text:style-name="T68">Гаибова Т.В.</text:span></text:span><text:span text:style-name="Strong_20_Emphasis"><text:span text:style-name="T67"> Cистемное моделирование. В 3 ч. ч 1: учебное пособие /Т.В. Гаибова, В.В. Тугов, Н.А. Шумилина. - Оренбург: ГОУ ОГУ, 2008. - 116 с.</text:span></text:span></text:p>
          <text:h text:style-name="P30" text:outline-level="1"/>
        </text:list-item>
      </text:list>
      <text:p text:style-name="P27"><text:span text:style-name="T7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Arial" fo:font-size="11pt" fo:language="ru" fo:country="RU" style:letter-kerning="false" style:font-name-asian="Times New Roman2" style:font-size-asian="11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fo:color="#000000" loext:opacity="100%" style:font-name="Arial" fo:font-size="11pt" fo:language="ru" fo:country="RU" style:letter-kerning="false" style:font-name-asian="Times New Roman2" style:font-size-asian="11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Title" style:default-outline-level="1" style:list-style-name="" style:class="text">
      <style:paragraph-properties fo:margin-top="0.423cm" fo:margin-bottom="0.212cm" style:contextual-spacing="false"/>
      <style:text-properties fo:font-weight="bold" style:font-weight-asian="bold"/>
    </style:style>
    <style:style style:name="Title" style:family="paragraph" style:parent-style-name="Normal1" style:class="chapter">
      <style:paragraph-properties fo:margin-top="0.529cm" fo:margin-bottom="0.353cm" style:contextual-spacing="false"/>
      <style:text-properties fo:font-size="24pt" style:font-size-asian="24pt"/>
    </style:style>
    <style:style style:name="Heading_20_2" style:display-name="Heading 2" style:family="paragraph" style:parent-style-name="Normal1" style:default-outline-level="2" style:list-style-name="" style:class="text">
      <style:paragraph-properties fo:margin-top="0.635cm" fo:margin-bottom="0.212cm" style:contextual-spacing="false"/>
      <style:text-properties style:font-name="Arial1" fo:font-family="Arial" style:font-family-generic="swiss" style:font-pitch="variable" fo:font-size="17pt" style:font-size-asian="17pt" style:font-name-complex="Arial2" style:font-family-complex="Arial" style:font-family-generic-complex="system" style:font-pitch-complex="variable"/>
    </style:style>
    <style:style style:name="Heading_20_3" style:display-name="Heading 3" style:family="paragraph" style:parent-style-name="Normal1" style:default-outline-level="3" style:list-style-name="" style:class="text">
      <style:paragraph-properties fo:margin-top="0.564cm" fo:margin-bottom="0.212cm" style:contextual-spacing="false"/>
      <style:text-properties style:font-name="Arial1" fo:font-family="Arial" style:font-family-generic="swiss" style:font-pitch="variable" fo:font-size="15pt" style:font-size-asian="15pt" style:font-name-complex="Arial2" style:font-family-complex="Arial" style:font-family-generic-complex="system" style:font-pitch-complex="variable"/>
    </style:style>
    <style:style style:name="Heading_20_4" style:display-name="Heading 4" style:family="paragraph" style:parent-style-name="Normal1" style:default-outline-level="4" style:list-style-name="" style:class="text">
      <style:paragraph-properties fo:margin-top="0.564cm" fo:margin-bottom="0.212cm" style:contextual-spacing="false"/>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style>
    <style:style style:name="Heading_20_5" style:display-name="Heading 5" style:family="paragraph" style:parent-style-name="Normal1" style:default-outline-level="5" style:list-style-name="" style:class="text">
      <style:paragraph-properties fo:margin-top="0.564cm" fo:margin-bottom="0.212cm" style:contextual-spacing="false"/>
      <style:text-properties style:font-name="Arial1" fo:font-family="Arial" style:font-family-generic="swiss" style:font-pitch="variable" fo:font-weight="bold" style:font-weight-asian="bold" style:font-name-complex="Arial2" style:font-family-complex="Arial" style:font-family-generic-complex="system" style:font-pitch-complex="variable"/>
    </style:style>
    <style:style style:name="Heading_20_6" style:display-name="Heading 6" style:family="paragraph" style:parent-style-name="Normal1" style:default-outline-level="6" style:list-style-name="" style:class="text">
      <style:paragraph-properties fo:margin-top="0.564cm" fo:margin-bottom="0.212cm" style:contextual-spacing="false"/>
      <style:text-properties style:font-name="Arial1" fo:font-family="Arial" style:font-family-generic="swiss" style:font-pitch="variable" fo:font-size="11pt" fo:font-weight="bold" style:font-size-asian="11pt" style:font-weight-asian="bold" style:font-name-complex="Arial2" style:font-family-complex="Arial" style:font-family-generic-complex="system" style:font-pitch-complex="variable"/>
    </style:style>
    <style:style style:name="Heading_20_7" style:display-name="Heading 7" style:family="paragraph" style:parent-style-name="Normal1" style:default-outline-level="7" style:list-style-name="" style:class="text">
      <style:paragraph-properties fo:margin-top="0.564cm" fo:margin-bottom="0.212cm" style:contextual-spacing="false"/>
      <style:text-properties style:font-name="Arial1" fo:font-family="Arial" style:font-family-generic="swiss"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 style:display-name="Heading 8" style:family="paragraph" style:parent-style-name="Normal1" style:default-outline-level="8" style:list-style-name="" style:class="text">
      <style:paragraph-properties fo:margin-top="0.564cm" fo:margin-bottom="0.212cm" style:contextual-spacing="false"/>
      <style:text-properties style:font-name="Arial1" fo:font-family="Arial" style:font-family-generic="swiss" style:font-pitch="variable" fo:font-size="11pt" fo:font-style="italic" style:font-size-asian="11pt" style:font-style-asian="italic" style:font-name-complex="Arial2" style:font-family-complex="Arial" style:font-family-generic-complex="system" style:font-pitch-complex="variable"/>
    </style:style>
    <style:style style:name="Heading_20_9" style:display-name="Heading 9" style:family="paragraph" style:parent-style-name="Normal1" style:default-outline-level="9" style:list-style-name="" style:class="text">
      <style:paragraph-properties fo:margin-top="0.564cm" fo:margin-bottom="0.212cm" style:contextual-spacing="false"/>
      <style:text-properties style:font-name="Arial1" fo:font-family="Arial" style:font-family-generic="swiss" style:font-pitch="variable" fo:font-size="10.5pt" fo:font-style="italic" style:font-size-asian="10.5pt" style:font-style-asian="italic" style:font-name-complex="Arial2" style:font-family-complex="Arial" style:font-family-generic-complex="system" style:font-pitch-complex="variable"/>
    </style:style>
    <style:style style:name="DStyle_5f_paragraph" style:display-name="DStyle_paragraph" style:family="paragraph">
      <style:paragraph-properties fo:margin-top="0cm" fo:margin-bottom="0.353cm" style:contextual-spacing="false" fo:line-height="115%" fo:text-align="start" style:justify-single-word="false" fo:orphans="0" fo:widows="0" fo:hyphenation-ladder-count="no-limit" style:writing-mode="lr-tb"/>
      <style:text-properties style:font-name="Liberation Serif" fo:font-family="'Liberation Serif'" style:font-family-generic="roman" style:font-pitch="variable" fo:font-size="12pt" style:font-size-asian="12pt" style:font-name-complex="Liberation Serif1" style:font-family-complex="'Liberation Serif'"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Normal1" style:family="paragraph" style:parent-style-name="DStyle_5f_paragraph"/>
    <style:style style:name="List_20_Paragraph" style:display-name="List Paragraph" style:family="paragraph" style:parent-style-name="Normal1">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Subtitle" style:family="paragraph" style:parent-style-name="Normal1" style:class="chapter">
      <style:paragraph-properties fo:margin-top="0.353cm" fo:margin-bottom="0.353cm" style:contextual-spacing="false"/>
    </style:style>
    <style:style style:name="Quote" style:family="paragraph" style:parent-style-name="Normal1">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Normal1">
      <loext:graphic-properties draw:fill="solid" draw:fill-color="#f2f2f2"/>
      <style:paragraph-properties fo:margin-left="1.27cm" fo:margin-right="1.27cm" fo:text-indent="0cm" style:auto-text-indent="false" fo:background-color="#f2f2f2" fo:padding="0cm" fo:border="0.51pt solid #ffffff" style:shadow="non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Normal1" style:class="extra">
      <style:paragraph-properties fo:margin-top="0cm" fo:margin-bottom="0.071cm" style:contextual-spacing="false" fo:line-height="100%"/>
      <style:text-properties fo:font-size="9pt" style:font-size-asian="9pt"/>
    </style:style>
    <style:style style:name="Endnote" style:family="paragraph" style:parent-style-name="Normal1"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Normal1" style:class="index">
      <style:paragraph-properties fo:margin-top="0cm" fo:margin-bottom="0.101cm" style:contextual-spacing="false"/>
    </style:style>
    <style:style style:name="Contents_20_2" style:display-name="Contents 2" style:family="paragraph" style:parent-style-name="Normal1"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Normal1"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Normal1"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Normal1"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Normal1"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Normal1"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Normal1"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Normal1"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DStyle_5f_paragraph" style:class="index"/>
    <style:style style:name="table_20_of_20_figures" style:display-name="table of figures" style:family="paragraph" style:parent-style-name="Normal1">
      <style:paragraph-properties fo:margin-top="0cm" fo:margin-bottom="0cm" style:contextual-spacing="false"/>
    </style:style>
    <style:style style:name="caption" style:family="paragraph" style:parent-style-name="Standard">
      <style:paragraph-properties fo:margin-top="0.212cm" fo:margin-bottom="0.212cm" style:contextual-spacing="false"/>
      <style:text-properties fo:font-style="italic" style:font-style-asian="italic"/>
    </style:style>
    <style:style style:name="index_20_heading" style:display-name="index heading" style:family="paragraph" style:parent-style-name="Standard"/>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Frame_20_contents" style:display-name="Frame contents" style:family="paragraph" style:parent-style-name="Standard" style:class="extra"/>
    <style:style style:name="Drawing" style:family="paragraph" style:parent-style-name="caption" style:class="extra"/>
    <style:style style:name="otstup" style:family="paragraph" style:parent-style-name="Standard">
      <style:paragraph-properties fo:margin-top="0.494cm" fo:margin-bottom="0.494cm" style:contextual-spacing="false" fo:line-height="100%" fo:hyphenation-ladder-count="no-limit"/>
      <style:text-properties style:use-window-font-color="true" loext:opacity="0%" style:font-name="Times New Roman1" fo:font-family="'Times New Roman'" style:font-family-generic="roman" style:font-pitch="variable" fo:font-size="12pt" style:font-size-asian="12pt" style:language-asian="ru" style:country-asian="RU" style:font-name-complex="Times New Roman2"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style:style>
    <style:style style:name="Мой_20_список_20_с_20_тире" style:display-name="Мой список с тире" style:family="paragraph" style:parent-style-name="Standard" style:list-style-name="Мой_20_список_20_с_20_тире">
      <loext:graphic-properties draw:fill="none" draw:fill-color="#729fcf"/>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fo:color="#c9211e" loext:opacity="100%" style:font-name="Times New Roman1" fo:font-family="'Times New Roman'" style:font-family-generic="roman" style:font-pitch="variable" fo:font-size="14pt" fo:language="ru" fo:country="RU" fo:font-weight="normal" officeooo:rsid="00ba294e"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DStyle_5f_text" style:display-name="DStyle_text" style:family="text">
      <style:text-properties style:font-name="Arial" fo:font-family="Arial" style:font-family-generic="roman" style:font-pitch="variable" fo:font-size="11pt" fo:language="en" fo:country="US" style:font-size-asian="11pt" style:font-name-complex="Arial2" style:font-family-complex="Arial" style:font-family-generic-complex="system" style:font-pitch-complex="variable"/>
    </style:style>
    <style:style style:name="Heading_20_1_20_Char" style:display-name="Heading 1 Char" style:family="text">
      <style:text-properties style:font-name="Arial" fo:font-family="Arial" style:font-family-generic="roman" style:font-pitch="variable" fo:font-size="20pt" style:font-size-asian="20pt" style:font-name-complex="Arial2" style:font-family-complex="Arial" style:font-family-generic-complex="system" style:font-pitch-complex="variable"/>
    </style:style>
    <style:style style:name="Heading_20_2_20_Char" style:display-name="Heading 2 Char" style:family="text">
      <style:text-properties style:font-name="Arial" fo:font-family="Arial" style:font-family-generic="roman" style:font-pitch="variable" fo:font-size="17pt" style:font-size-asian="17pt" style:font-name-complex="Arial2"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size-asian="15pt" style:font-name-complex="Arial2" style:font-family-complex="Arial" style:font-family-generic-complex="system" style:font-pitch-complex="variable"/>
    </style:style>
    <style:style style:name="Heading_20_4_20_Char" style:display-name="Heading 4 Char" style:family="text">
      <style:text-properties style:font-name="Arial" fo:font-family="Arial" style:font-family-generic="roman" style:font-pitch="variable" fo:font-size="13pt" fo:font-weight="bold" style:font-size-asian="13pt" style:font-weight-asian="bold" style:font-name-complex="Arial2" style:font-family-complex="Arial" style:font-family-generic-complex="system" style:font-pitch-complex="variable"/>
    </style:style>
    <style:style style:name="Heading_20_5_20_Char" style:display-name="Heading 5 Char"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style>
    <style:style style:name="Heading_20_6_20_Char" style:display-name="Heading 6 Char" style:family="text">
      <style:text-properties style:font-name="Arial" fo:font-family="Arial" style:font-family-generic="roman" style:font-pitch="variable" fo:font-size="11pt" fo:font-weight="bold" style:font-size-asian="11pt" style:font-weight-asian="bold" style:font-name-complex="Arial2" style:font-family-complex="Arial" style:font-family-generic-complex="system" style:font-pitch-complex="variable"/>
    </style:style>
    <style:style style:name="Heading_20_7_20_Char" style:display-name="Heading 7 Char" style:family="text">
      <style:text-properties style:font-name="Arial" fo:font-family="Arial" style:font-family-generic="roman"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_20_Char" style:display-name="Heading 8 Char" style:family="text">
      <style:text-properties style:font-name="Arial" fo:font-family="Arial" style:font-family-generic="roman" style:font-pitch="variable" fo:font-size="11pt" fo:font-style="italic" style:font-size-asian="11pt" style:font-style-asian="italic" style:font-name-complex="Arial2" style:font-family-complex="Arial" style:font-family-generic-complex="system" style:font-pitch-complex="variable"/>
    </style:style>
    <style:style style:name="Heading_20_9_20_Char" style:display-name="Heading 9 Char" style:family="text">
      <style:text-properties style:font-name="Arial" fo:font-family="Arial" style:font-family-generic="roman" style:font-pitch="variable" fo:font-size="10.5pt" fo:font-style="italic" style:font-size-asian="10.5pt" style:font-style-asian="italic" style:font-name-complex="Arial2" style:font-family-complex="Arial" style:font-family-generic-complex="system"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1"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style style:name="Endnote_20_Text_20_Char" style:display-name="Endnote Text Char" style:family="text">
      <style:text-properties fo:font-size="10pt" style:font-size-asian="10pt"/>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complex="OpenSymbol2" style:font-family-complex="OpenSymbol" style:font-family-generic-complex="system" style:font-pitch-complex="variable"/>
    </style:style>
    <style:style style:name="Strong" style:family="text">
      <style:text-properties fo:font-weight="bold" style:font-weight-asian="bold"/>
    </style:style>
    <style:style style:name="Numbering_20_Symbols" style:display-name="Numbering Symbols" style:family="text">
      <style:text-properties style:font-name="Times New Roman1" fo:font-family="'Times New Roman'" style:font-family-generic="roman" style:font-pitch="variable" fo:font-size="14pt" fo:font-style="normal" style:font-size-asian="14pt" style:font-style-asian="normal" style:font-name-complex="Times New Roman2" style:font-family-complex="'Times New Roman'" style:font-family-generic-complex="system" style:font-pitch-complex="variable"/>
    </style:style>
    <style:style style:name="T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2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7" style:family="text">
      <style:text-properties fo:color="#000000" loext:opacity="1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3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7"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5"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6"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8"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5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1"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6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4"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951cm" fo:margin-left="0.3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Мой_20_список_20_с_20_тире" style:display-name="Мой список с тире">
      <text:list-level-style-bullet text:level="1" text:style-name="Numbering_20_Symbols" loext:num-list-format="%1%" text:bullet-char="−">
        <style:list-level-properties text:list-level-position-and-space-mode="label-alignment">
          <style:list-level-label-alignment text:label-followed-by="listtab" text:list-tab-stop-position="0.3cm" fo:text-indent="0.951cm" fo:margin-left="0.3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ru-RU</dc:language>
    <dc:date>2025-03-20T14:26:42.322953579</dc:date>
    <meta:editing-cycles>181</meta:editing-cycles>
    <meta:editing-duration>P1DT3H59M24S</meta:editing-duration>
    <meta:generator>LibreOffice/24.2.7.2$Linux_X86_64 LibreOffice_project/420$Build-2</meta:generator>
    <meta:print-date>2024-10-23T21:35:17.051495401</meta:print-date>
    <meta:printed-by>Файлы PDF</meta:printed-by>
    <meta:document-statistic meta:table-count="0" meta:image-count="0" meta:object-count="30" meta:page-count="13" meta:paragraph-count="103" meta:word-count="1816" meta:character-count="14849" meta:non-whitespace-character-count="13068"/>
    <meta:user-defined meta:name="AppVersion">16.0000</meta:user-defined>
    <meta:template xlink:type="simple" xlink:actuate="onRequest" xlink:title="Normal.dotm" xlink:href=""/>
  </office:meta>
</office:document-meta>
</file>

<file path=Object 10/content.xml><?xml version="1.0" encoding="utf-8"?>
<math xmlns="http://www.w3.org/1998/Math/MathML" display="block">
  <semantics>
    <mrow>
      <mfrac>
        <mrow>
          <mo stretchy="false">∂</mo>
          <mi>v</mi>
        </mrow>
        <mrow>
          <mo stretchy="false">∂</mo>
          <mi>t</mi>
        </mrow>
      </mfrac>
      <mrow>
        <mspace width="0.5em"/>
        <mo stretchy="false">=</mo>
        <mrow>
          <mspace width="0.5em"/>
          <mo stretchy="false">−</mo>
          <mfrac>
            <mn>1</mn>
            <mi>ρ</mi>
          </mfrac>
        </mrow>
      </mrow>
      <mfrac>
        <mrow>
          <mo stretchy="false">∂</mo>
          <mi>ρ</mi>
        </mrow>
        <mrow>
          <mo stretchy="false">∂</mo>
          <mi>x</mi>
        </mrow>
      </mfrac>
    </mrow>
    <annotation encoding="StarMath 5.0">frac {partial v} {partial t} `=` -frac {1} {%rho} {frac {partial %rho} {partial x}}</annotation>
  </semantics>
</math>
</file>

<file path=Object 11/content.xml><?xml version="1.0" encoding="utf-8"?>
<math xmlns="http://www.w3.org/1998/Math/MathML" display="block">
  <semantics>
    <mrow>
      <mo fence="true" form="prefix" stretchy="true">{</mo>
      <mrow>
        <mtable>
          <mtr>
            <mtd columnalign="left">
              <mrow>
                <mfrac>
                  <mrow>
                    <mo stretchy="false">∂</mo>
                    <mi>ρ</mi>
                  </mrow>
                  <mrow>
                    <mo stretchy="false">∂</mo>
                    <mi>t</mi>
                  </mrow>
                </mfrac>
                <mrow>
                  <mspace width="0.5em"/>
                  <mo stretchy="false">=</mo>
                  <mrow>
                    <mspace width="0.5em"/>
                    <mo stretchy="false">−</mo>
                    <mfrac>
                      <mrow>
                        <mo stretchy="false">∂</mo>
                        <mrow>
                          <mo fence="true" form="prefix" stretchy="false">(</mo>
                          <mrow>
                            <mrow>
                              <mi>ρ</mi>
                              <mi>v</mi>
                            </mrow>
                          </mrow>
                          <mo fence="true" form="postfix" stretchy="false">)</mo>
                        </mrow>
                      </mrow>
                      <mrow>
                        <mo stretchy="false">∂</mo>
                        <mi>x</mi>
                      </mrow>
                    </mfrac>
                  </mrow>
                </mrow>
              </mrow>
            </mtd>
          </mtr>
          <mtr>
            <mtd columnalign="left">
              <mrow>
                <mfrac>
                  <mrow>
                    <mo stretchy="false">∂</mo>
                    <mi>v</mi>
                  </mrow>
                  <mrow>
                    <mo stretchy="false">∂</mo>
                    <mi>t</mi>
                  </mrow>
                </mfrac>
                <mrow>
                  <mspace width="0.5em"/>
                  <mo stretchy="false">=</mo>
                  <mrow>
                    <mspace width="0.5em"/>
                    <mo stretchy="false">−</mo>
                    <mfrac>
                      <mn>1</mn>
                      <mi>ρ</mi>
                    </mfrac>
                  </mrow>
                </mrow>
                <mrow>
                  <mfrac>
                    <mrow>
                      <mo stretchy="false">∂</mo>
                      <mi>ρ</mi>
                    </mrow>
                    <mrow>
                      <mo stretchy="false">∂</mo>
                      <mi>x</mi>
                    </mrow>
                  </mfrac>
                  <mo stretchy="false">+</mo>
                  <mfrac>
                    <mn>4</mn>
                    <mn>3</mn>
                  </mfrac>
                </mrow>
                <mi>η</mi>
                <mfrac>
                  <mrow>
                    <msup>
                      <mo stretchy="false">∂</mo>
                      <mn>2</mn>
                    </msup>
                    <mi>v</mi>
                  </mrow>
                  <mrow>
                    <mo stretchy="false">∂</mo>
                    <msup>
                      <mi>x</mi>
                      <mn>2</mn>
                    </msup>
                  </mrow>
                </mfrac>
              </mrow>
            </mtd>
          </mtr>
        </mtable>
      </mrow>
    </mrow>
    <annotation encoding="StarMath 5.0">left lbrace binom { alignl frac {partial %rho} {partial t} `=` -frac {partial (%rho v)} {partial x}} {alignl frac {partial v} {partial t} `=` -frac {1} {%rho} {frac {partial %rho} {partial x}} + {frac {4} {3}} %eta frac {partial^2 v} {partial x^2}} right none</annotation>
  </semantics>
</math>
</file>

<file path=Object 13/content.xml><?xml version="1.0" encoding="utf-8"?>
<math xmlns="http://www.w3.org/1998/Math/MathML" display="block">
  <semantics>
    <mrow>
      <mfrac>
        <mi>p</mi>
        <mi>ρ</mi>
      </mfrac>
      <mrow>
        <mspace width="0.5em"/>
        <mo stretchy="false">=</mo>
        <mspace width="0.5em"/>
      </mrow>
      <mi mathvariant="italic">RT</mi>
      <mrow>
        <mspace width="0.5em"/>
        <mo stretchy="false">=</mo>
        <mspace width="0.5em"/>
      </mrow>
      <mfrac>
        <mrow>
          <mi>k</mi>
          <mo stretchy="false">−</mo>
          <mn>1</mn>
        </mrow>
        <mi>k</mi>
      </mfrac>
      <mi>h</mi>
    </mrow>
    <annotation encoding="StarMath 5.0">frac {p} {%rho} `=` RT `=` frac {k-1} {k} {h}</annotation>
  </semantics>
</math>
</file>

<file path=Object 14/content.xml><?xml version="1.0" encoding="utf-8"?>
<math xmlns="http://www.w3.org/1998/Math/MathML" display="block">
  <semantics>
    <mrow>
      <mi>k</mi>
      <mrow>
        <mspace width="0.5em"/>
        <mo stretchy="false">=</mo>
        <mspace width="0.5em"/>
      </mrow>
      <mfrac>
        <msub>
          <mi>C</mi>
          <mi>P</mi>
        </msub>
        <msub>
          <mi>C</mi>
          <mi>V</mi>
        </msub>
      </mfrac>
    </mrow>
    <annotation encoding="StarMath 5.0">k `=` frac C_P C_V</annotation>
  </semantics>
</math>
</file>

<file path=Object 15/content.xml><?xml version="1.0" encoding="utf-8"?>
<math xmlns="http://www.w3.org/1998/Math/MathML" display="block">
  <semantics>
    <mrow>
      <mi>h</mi>
      <mrow>
        <mspace width="0.5em"/>
        <mo stretchy="false">=</mo>
        <mspace width="0.5em"/>
      </mrow>
      <msub>
        <mi>C</mi>
        <mi>P</mi>
      </msub>
      <mi>T</mi>
    </mrow>
    <annotation encoding="StarMath 5.0">h `=` C_P T</annotation>
  </semantics>
</math>
</file>

<file path=Object 16/content.xml><?xml version="1.0" encoding="utf-8"?>
<math xmlns="http://www.w3.org/1998/Math/MathML" display="block">
  <semantics>
    <mrow>
      <mi>η</mi>
      <mrow>
        <mspace width="0.5em"/>
        <mo stretchy="false">=</mo>
        <mspace width="0.5em"/>
      </mrow>
      <mrow>
        <msub>
          <mi>η</mi>
          <mn>0</mn>
        </msub>
        <mo stretchy="false">⋅</mo>
        <msup>
          <mrow>
            <mo fence="true" form="prefix" stretchy="true">(</mo>
            <mrow>
              <mfrac>
                <msub>
                  <mi>T</mi>
                  <mn>0</mn>
                </msub>
                <mi>T</mi>
              </mfrac>
            </mrow>
            <mo fence="true" form="postfix" stretchy="true">)</mo>
          </mrow>
          <mi>n</mi>
        </msup>
      </mrow>
    </mrow>
    <annotation encoding="StarMath 5.0">%eta `=` %eta_0 cdot left ( frac T_0 T right )^n</annotation>
  </semantics>
</math>
</file>

<file path=Object 17/content.xml><?xml version="1.0" encoding="utf-8"?>
<math xmlns="http://www.w3.org/1998/Math/MathML" display="block">
  <semantics>
    <mrow>
      <msub>
        <mi>η</mi>
        <mn>0</mn>
      </msub>
      <mrow>
        <mspace width="0.5em"/>
        <mo stretchy="false">=</mo>
        <mspace width="0.5em"/>
      </mrow>
      <mn>18</mn>
      <mrow>
        <mn>,4</mn>
        <mo stretchy="false">⋅</mo>
        <msup>
          <mn>10</mn>
          <mrow>
            <mo stretchy="false">−</mo>
            <mn>6</mn>
          </mrow>
        </msup>
      </mrow>
    </mrow>
    <annotation encoding="StarMath 5.0">%eta_0 `=` 18,4 cdot 10^{-6}</annotation>
  </semantics>
</math>
</file>

<file path=Object 18/content.xml><?xml version="1.0" encoding="utf-8"?>
<math xmlns="http://www.w3.org/1998/Math/MathML" display="block">
  <semantics>
    <mrow>
      <mfrac>
        <mrow>
          <mo fence="true" form="prefix" stretchy="false">(</mo>
          <mrow>
            <mrow>
              <mi>p</mi>
              <mo stretchy="false">+</mo>
              <mi>B</mi>
            </mrow>
          </mrow>
          <mo fence="true" form="postfix" stretchy="false">)</mo>
        </mrow>
        <msup>
          <mi>ρ</mi>
          <mi>n</mi>
        </msup>
      </mfrac>
      <mrow>
        <mspace width="0.5em"/>
        <mo stretchy="false">=</mo>
        <mspace width="0.5em"/>
      </mrow>
      <mi mathvariant="italic">const</mi>
    </mrow>
    <annotation encoding="StarMath 5.0">frac (p + B) {%rho^n} `=` const</annotation>
  </semantics>
</math>
</file>

<file path=Object 19/content.xml><?xml version="1.0" encoding="utf-8"?>
<math xmlns="http://www.w3.org/1998/Math/MathML" display="block">
  <semantics>
    <mrow>
      <mfrac>
        <mrow>
          <mo stretchy="false">∂</mo>
          <mi>p</mi>
        </mrow>
        <mrow>
          <mo stretchy="false">∂</mo>
          <mi>t</mi>
        </mrow>
      </mfrac>
      <mrow>
        <mspace width="0.5em"/>
        <mo stretchy="false">=</mo>
        <mrow>
          <mspace width="0.5em"/>
          <mo stretchy="false">−</mo>
          <mi>E</mi>
        </mrow>
      </mrow>
      <mfrac>
        <mrow>
          <mo stretchy="false">∂</mo>
          <mi>v</mi>
        </mrow>
        <mrow>
          <mo stretchy="false">∂</mo>
          <mi>x</mi>
        </mrow>
      </mfrac>
    </mrow>
    <annotation encoding="StarMath 5.0">frac {partial p} {partial t} `=` -E frac {partial v} {partial x}</annotation>
  </semantics>
</math>
</file>

<file path=Object 20/content.xml><?xml version="1.0" encoding="utf-8"?>
<math xmlns="http://www.w3.org/1998/Math/MathML" display="block">
  <semantics>
    <mrow>
      <msub>
        <mi>E</mi>
        <mi>a</mi>
      </msub>
      <mrow>
        <mspace width="0.5em"/>
        <mo stretchy="false">=</mo>
        <mspace width="0.5em"/>
      </mrow>
      <mfrac>
        <mrow>
          <mi>V</mi>
          <mi mathvariant="italic">dp</mi>
        </mrow>
        <mi mathvariant="italic">dV</mi>
      </mfrac>
    </mrow>
    <annotation encoding="StarMath 5.0">E_a `=` frac {V dp} {dV}</annotation>
  </semantics>
</math>
</file>

<file path=Object 21/content.xml><?xml version="1.0" encoding="utf-8"?>
<math xmlns="http://www.w3.org/1998/Math/MathML" display="block">
  <semantics>
    <mrow>
      <mo fence="true" form="prefix" stretchy="true">{</mo>
      <mrow>
        <mtable>
          <mtr>
            <mtd columnalign="left">
              <mrow>
                <mfrac>
                  <mrow>
                    <mo stretchy="false">∂</mo>
                    <mi>p</mi>
                  </mrow>
                  <mrow>
                    <mo stretchy="false">∂</mo>
                    <mi>t</mi>
                  </mrow>
                </mfrac>
                <mrow>
                  <mspace width="0.5em"/>
                  <mo stretchy="false">=</mo>
                  <mrow>
                    <mspace width="0.5em"/>
                    <mo stretchy="false">−</mo>
                    <mi>E</mi>
                  </mrow>
                </mrow>
                <mfrac>
                  <mrow>
                    <mo stretchy="false">∂</mo>
                    <mi>v</mi>
                  </mrow>
                  <mrow>
                    <mo stretchy="false">∂</mo>
                    <mi>x</mi>
                  </mrow>
                </mfrac>
              </mrow>
            </mtd>
          </mtr>
          <mtr>
            <mtd columnalign="left">
              <mrow>
                <mfrac>
                  <mrow>
                    <mo stretchy="false">∂</mo>
                    <mi>v</mi>
                  </mrow>
                  <mrow>
                    <mo stretchy="false">∂</mo>
                    <mi>t</mi>
                  </mrow>
                </mfrac>
                <mrow>
                  <mspace width="0.5em"/>
                  <mo stretchy="false">=</mo>
                  <mrow>
                    <mspace width="0.5em"/>
                    <mo stretchy="false">−</mo>
                    <mfrac>
                      <mn>1</mn>
                      <mi>ρ</mi>
                    </mfrac>
                  </mrow>
                </mrow>
                <mrow>
                  <mfrac>
                    <mrow>
                      <mo stretchy="false">∂</mo>
                      <mi>ρ</mi>
                    </mrow>
                    <mrow>
                      <mo stretchy="false">∂</mo>
                      <mi>x</mi>
                    </mrow>
                  </mfrac>
                  <mo stretchy="false">+</mo>
                  <mfrac>
                    <mn>4</mn>
                    <mn>3</mn>
                  </mfrac>
                </mrow>
                <mi>η</mi>
                <mfrac>
                  <mrow>
                    <msup>
                      <mo stretchy="false">∂</mo>
                      <mn>2</mn>
                    </msup>
                    <mi>v</mi>
                  </mrow>
                  <mrow>
                    <mo stretchy="false">∂</mo>
                    <msup>
                      <mi>x</mi>
                      <mn>2</mn>
                    </msup>
                  </mrow>
                </mfrac>
              </mrow>
            </mtd>
          </mtr>
        </mtable>
      </mrow>
    </mrow>
    <annotation encoding="StarMath 5.0">left lbrace binom { alignl frac {partial p} {partial t} `=` -E frac {partial v} {partial x}} {alignl frac {partial v} {partial t} `=` -frac {1} {%rho} {frac {partial %rho} {partial x}} + {frac {4} {3}} %eta frac {partial^2 v} {partial x^2}} right none</annotation>
  </semantics>
</math>
</file>

<file path=Object 22/content.xml><?xml version="1.0" encoding="utf-8"?>
<math xmlns="http://www.w3.org/1998/Math/MathML" display="block">
  <semantics>
    <mrow>
      <msub>
        <mi>E</mi>
        <mi>a</mi>
      </msub>
      <mrow>
        <mspace width="0.5em"/>
        <mo stretchy="false">=</mo>
        <mspace width="0.5em"/>
      </mrow>
      <mrow>
        <msub>
          <mi>E</mi>
          <msub>
            <mi>a</mi>
            <mn>0</mn>
          </msub>
        </msub>
        <mo stretchy="false">+</mo>
        <msub>
          <mi>A</mi>
          <mi>a</mi>
        </msub>
      </mrow>
      <mi>p</mi>
    </mrow>
    <annotation encoding="StarMath 5.0">E_a `=` E_{a_0} + A_a p</annotation>
  </semantics>
</math>
</file>

<file path=Object 23/content.xml><?xml version="1.0" encoding="utf-8"?>
<math xmlns="http://www.w3.org/1998/Math/MathML" display="block">
  <semantics>
    <msub>
      <mi>E</mi>
      <msub>
        <mi>a</mi>
        <mn>0</mn>
      </msub>
    </msub>
    <annotation encoding="StarMath 5.0">E_{a_0}</annotation>
  </semantics>
</math>
</file>

<file path=Object 24/content.xml><?xml version="1.0" encoding="utf-8"?>
<math xmlns="http://www.w3.org/1998/Math/MathML" display="block">
  <semantics>
    <mrow>
      <msub>
        <mi>E</mi>
        <mi>с</mi>
      </msub>
      <mrow>
        <mspace width="0.5em"/>
        <mo stretchy="false">=</mo>
        <mspace width="0.5em"/>
      </mrow>
      <mfrac>
        <mrow>
          <msub>
            <mi>ε</mi>
            <mi>B</mi>
          </msub>
          <mrow>
            <msup>
              <mrow>
                <mo fence="true" form="prefix" stretchy="true">(</mo>
                <mrow>
                  <mfrac>
                    <msub>
                      <mi>p</mi>
                      <mn>0</mn>
                    </msub>
                    <mi>p</mi>
                  </mfrac>
                </mrow>
                <mo fence="true" form="postfix" stretchy="true">)</mo>
              </mrow>
              <mfrac>
                <mn>1</mn>
                <mi>k</mi>
              </mfrac>
            </msup>
            <mo stretchy="false">+</mo>
            <mrow>
              <mo fence="true" form="prefix" stretchy="false">(</mo>
              <mrow>
                <mrow>
                  <mn>1</mn>
                  <mo stretchy="false">−</mo>
                  <msub>
                    <mi>ε</mi>
                    <mi>B</mi>
                  </msub>
                </mrow>
              </mrow>
              <mo fence="true" form="postfix" stretchy="false">)</mo>
            </mrow>
          </mrow>
          <msub>
            <mi>A</mi>
            <mi>a</mi>
          </msub>
          <msqrt>
            <mfrac>
              <mrow>
                <mrow>
                  <msub>
                    <mi>E</mi>
                    <msub>
                      <mi>a</mi>
                      <mn>0</mn>
                    </msub>
                  </msub>
                  <mo stretchy="false">+</mo>
                  <msub>
                    <mi>A</mi>
                    <mi>a</mi>
                  </msub>
                </mrow>
                <msub>
                  <mi>p</mi>
                  <mn>0</mn>
                </msub>
              </mrow>
              <mrow>
                <mrow>
                  <msub>
                    <mi>E</mi>
                    <msub>
                      <mi>a</mi>
                      <mn>0</mn>
                    </msub>
                  </msub>
                  <mo stretchy="false">+</mo>
                  <msub>
                    <mi>A</mi>
                    <mi>a</mi>
                  </msub>
                </mrow>
                <mi>p</mi>
              </mrow>
            </mfrac>
          </msqrt>
        </mrow>
        <mrow>
          <mfrac>
            <msub>
              <mi>ε</mi>
              <mi>B</mi>
            </msub>
            <mi mathvariant="italic">kp</mi>
          </mfrac>
          <mrow>
            <msup>
              <mrow>
                <mo fence="true" form="prefix" stretchy="true">(</mo>
                <mrow>
                  <mfrac>
                    <msub>
                      <mi>p</mi>
                      <mn>0</mn>
                    </msub>
                    <mi>p</mi>
                  </mfrac>
                </mrow>
                <mo fence="true" form="postfix" stretchy="true">)</mo>
              </mrow>
              <mfrac>
                <mn>1</mn>
                <mi>k</mi>
              </mfrac>
            </msup>
            <mo stretchy="false">+</mo>
            <mfrac>
              <mrow>
                <mn>1</mn>
                <mo stretchy="false">−</mo>
                <msub>
                  <mi>ε</mi>
                  <mi>B</mi>
                </msub>
              </mrow>
              <mrow>
                <mrow>
                  <msub>
                    <mi>E</mi>
                    <msub>
                      <mi>a</mi>
                      <mn>0</mn>
                    </msub>
                  </msub>
                  <mo stretchy="false">+</mo>
                  <msub>
                    <mi>A</mi>
                    <mi>a</mi>
                  </msub>
                </mrow>
                <mi>p</mi>
              </mrow>
            </mfrac>
          </mrow>
        </mrow>
      </mfrac>
    </mrow>
    <annotation encoding="StarMath 5.0">E_с `=` frac {%varepsilon_B left ( { frac p_0 p} right )^{frac 1 k} + (1-%varepsilon_B) A_a sqrt{frac {E_{a_0} + A_a p_0} {E_{a_0} + A_a p}} } {{frac {%varepsilon_B} {kp}} left ( {frac p_0 p} right )^{frac 1 k} + frac {1-%varepsilon_B} {E_{a_0} + A_a p}}</annotation>
  </semantics>
</math>
</file>

<file path=Object 25/content.xml><?xml version="1.0" encoding="utf-8"?>
<math xmlns="http://www.w3.org/1998/Math/MathML" display="block">
  <semantics>
    <msub>
      <mi>ε</mi>
      <mi>B</mi>
    </msub>
    <annotation encoding="StarMath 5.0">%varepsilon_B</annotation>
  </semantics>
</math>
</file>

<file path=Object 26/content.xml><?xml version="1.0" encoding="utf-8"?>
<math xmlns="http://www.w3.org/1998/Math/MathML" display="block">
  <semantics>
    <msub>
      <mi>E</mi>
      <msub>
        <mi>a</mi>
        <mn>0</mn>
      </msub>
    </msub>
    <annotation encoding="StarMath 5.0">E_{a_0}</annotation>
  </semantics>
</math>
</file>

<file path=Object 27/content.xml><?xml version="1.0" encoding="utf-8"?>
<math xmlns="http://www.w3.org/1998/Math/MathML" display="block">
  <semantics>
    <msub>
      <mi>E</mi>
      <msub>
        <mi>a</mi>
        <mn>0</mn>
      </msub>
    </msub>
    <annotation encoding="StarMath 5.0">E_{a_0}</annotation>
  </semantics>
</math>
</file>

<file path=Object 28/content.xml><?xml version="1.0" encoding="utf-8"?>
<math xmlns="http://www.w3.org/1998/Math/MathML" display="block">
  <semantics>
    <msub>
      <mi>ε</mi>
      <mi>B</mi>
    </msub>
    <annotation encoding="StarMath 5.0">%varepsilon_B</annotation>
  </semantics>
</math>
</file>

<file path=Object 29/content.xml><?xml version="1.0" encoding="utf-8"?>
<math xmlns="http://www.w3.org/1998/Math/MathML" display="block">
  <semantics>
    <mrow>
      <mo fence="true" form="prefix" stretchy="true">{</mo>
      <mrow>
        <mtable>
          <mtr>
            <mtd columnalign="left">
              <mrow>
                <mi>p</mi>
                <mrow>
                  <mspace width="0.5em"/>
                  <mo stretchy="false">=</mo>
                  <mspace width="0.5em"/>
                </mrow>
                <msub>
                  <mi>φ</mi>
                  <mn>1</mn>
                </msub>
                <mrow>
                  <mo fence="true" form="prefix" stretchy="false">(</mo>
                  <mrow>
                    <mi>t</mi>
                  </mrow>
                  <mo fence="true" form="postfix" stretchy="false">)</mo>
                </mrow>
              </mrow>
            </mtd>
          </mtr>
          <mtr>
            <mtd columnalign="left">
              <mrow>
                <mi>v</mi>
                <mrow>
                  <mspace width="0.5em"/>
                  <mo stretchy="false">=</mo>
                  <mspace width="0.5em"/>
                </mrow>
                <msub>
                  <mi>φ</mi>
                  <mn>2</mn>
                </msub>
                <mrow>
                  <mo fence="true" form="prefix" stretchy="false">(</mo>
                  <mrow>
                    <mi>t</mi>
                  </mrow>
                  <mo fence="true" form="postfix" stretchy="false">)</mo>
                </mrow>
              </mrow>
            </mtd>
          </mtr>
        </mtable>
      </mrow>
    </mrow>
    <annotation encoding="StarMath 5.0">left lbrace binom { alignl p `=` %varphi_1 (t)} {alignl v `=` %varphi_2 (t)} right none</annotation>
  </semantics>
</math>
</file>

<file path=Object 5/content.xml><?xml version="1.0" encoding="utf-8"?>
<math xmlns="http://www.w3.org/1998/Math/MathML" display="block">
  <semantics>
    <mrow>
      <mfrac>
        <mrow>
          <mo stretchy="false">∂</mo>
          <mi>ρ</mi>
        </mrow>
        <mrow>
          <mo stretchy="false">∂</mo>
          <mi>t</mi>
        </mrow>
      </mfrac>
      <mrow>
        <mspace width="0.5em"/>
        <mo stretchy="false">=</mo>
        <mrow>
          <mspace width="0.5em"/>
          <mo stretchy="false">−</mo>
          <mfrac>
            <mrow>
              <mo stretchy="false">∂</mo>
              <mrow>
                <mo fence="true" form="prefix" stretchy="false">(</mo>
                <mrow>
                  <mrow>
                    <mi>ρ</mi>
                    <mi>v</mi>
                  </mrow>
                </mrow>
                <mo fence="true" form="postfix" stretchy="false">)</mo>
              </mrow>
            </mrow>
            <mrow>
              <mo stretchy="false">∂</mo>
              <mi>x</mi>
            </mrow>
          </mfrac>
        </mrow>
      </mrow>
    </mrow>
    <annotation encoding="StarMath 5.0">frac {partial %rho} {partial t} `=` -frac {partial (%rho v)} {partial x}</annotation>
  </semantics>
</math>
</file>

<file path=Object 6/content.xml><?xml version="1.0" encoding="utf-8"?>
<math xmlns="http://www.w3.org/1998/Math/MathML" display="block">
  <semantics>
    <mrow>
      <mfrac>
        <mrow>
          <mo stretchy="false">∂</mo>
          <mi>v</mi>
        </mrow>
        <mrow>
          <mo stretchy="false">∂</mo>
          <mi>t</mi>
        </mrow>
      </mfrac>
      <mrow>
        <mspace width="0.5em"/>
        <mo stretchy="false">=</mo>
        <mspace width="0.5em"/>
      </mrow>
      <mrow>
        <msub>
          <mi>G</mi>
          <mi>M</mi>
        </msub>
        <mo stretchy="false">−</mo>
        <mfrac>
          <mn>1</mn>
          <mi>ρ</mi>
        </mfrac>
      </mrow>
      <mrow>
        <mfrac>
          <mrow>
            <mo stretchy="false">∂</mo>
            <mi>ρ</mi>
          </mrow>
          <mrow>
            <mo stretchy="false">∂</mo>
            <mi>x</mi>
          </mrow>
        </mfrac>
        <mo stretchy="false">+</mo>
        <mfrac>
          <mn>4</mn>
          <mn>3</mn>
        </mfrac>
      </mrow>
      <mi>η</mi>
      <mfrac>
        <mrow>
          <msup>
            <mo stretchy="false">∂</mo>
            <mn>2</mn>
          </msup>
          <mi>v</mi>
        </mrow>
        <mrow>
          <mo stretchy="false">∂</mo>
          <msup>
            <mi>x</mi>
            <mn>2</mn>
          </msup>
        </mrow>
      </mfrac>
    </mrow>
    <annotation encoding="StarMath 5.0">frac {partial v} {partial t} `=` G_M - frac {1} {%rho} {frac {partial %rho} {partial x}} + {frac {4} {3}} %eta frac {partial^2 v} {partial x^2}</annotation>
  </semantics>
</math>
</file>

<file path=Object 7/content.xml><?xml version="1.0" encoding="utf-8"?>
<math xmlns="http://www.w3.org/1998/Math/MathML" display="block">
  <semantics>
    <mrow>
      <mfrac>
        <mrow>
          <mo stretchy="false">∂</mo>
          <mi>v</mi>
        </mrow>
        <mrow>
          <mo stretchy="false">∂</mo>
          <mi>t</mi>
        </mrow>
      </mfrac>
      <mrow>
        <mspace width="0.5em"/>
        <mo stretchy="false">=</mo>
        <mrow>
          <mspace width="0.5em"/>
          <mo stretchy="false">−</mo>
          <mfrac>
            <mn>1</mn>
            <mi>ρ</mi>
          </mfrac>
        </mrow>
      </mrow>
      <mrow>
        <mfrac>
          <mrow>
            <mo stretchy="false">∂</mo>
            <mi>ρ</mi>
          </mrow>
          <mrow>
            <mo stretchy="false">∂</mo>
            <mi>x</mi>
          </mrow>
        </mfrac>
        <mo stretchy="false">+</mo>
        <mfrac>
          <mn>4</mn>
          <mn>3</mn>
        </mfrac>
      </mrow>
      <mi>η</mi>
      <mfrac>
        <mrow>
          <msup>
            <mo stretchy="false">∂</mo>
            <mn>2</mn>
          </msup>
          <mi>v</mi>
        </mrow>
        <mrow>
          <mo stretchy="false">∂</mo>
          <msup>
            <mi>x</mi>
            <mn>2</mn>
          </msup>
        </mrow>
      </mfrac>
    </mrow>
    <annotation encoding="StarMath 5.0">frac {partial v} {partial t} `=` -frac {1} {%rho} {frac {partial %rho} {partial x}} + {frac {4} {3}} %eta frac {partial^2 v} {partial x^2}</annotation>
  </semantics>
</math>
</file>

<file path=Object 76/content.xml><?xml version="1.0" encoding="utf-8"?>
<math xmlns="http://www.w3.org/1998/Math/MathML" display="block">
  <semantics>
    <mrow>
      <mi>F</mi>
      <mrow>
        <mo fence="true" form="prefix" stretchy="true">(</mo>
        <mrow>
          <mrow>
            <msub>
              <mi>x</mi>
              <mn>1</mn>
            </msub>
            <mi>,</mi>
            <msub>
              <mi>x</mi>
              <mn>2</mn>
            </msub>
            <mi>,</mi>
            <mn>...</mn>
            <mi>,</mi>
            <msub>
              <mi>x</mi>
              <mi>n</mi>
            </msub>
            <mi>,</mi>
            <mi>φ</mi>
            <mi>,</mi>
            <mfrac>
              <mrow>
                <mo stretchy="false">∂</mo>
                <mi>φ</mi>
              </mrow>
              <mrow>
                <mo stretchy="false">∂</mo>
                <msub>
                  <mi>x</mi>
                  <mn>1</mn>
                </msub>
              </mrow>
            </mfrac>
            <mi>,</mi>
            <mfrac>
              <mrow>
                <mo stretchy="false">∂</mo>
                <mi>φ</mi>
              </mrow>
              <mrow>
                <mo stretchy="false">∂</mo>
                <msub>
                  <mi>x</mi>
                  <mn>2</mn>
                </msub>
              </mrow>
            </mfrac>
            <mi>,</mi>
            <mn>...</mn>
            <mi>,</mi>
            <mfrac>
              <mrow>
                <mo stretchy="false">∂</mo>
                <mi>φ</mi>
              </mrow>
              <mrow>
                <mo stretchy="false">∂</mo>
                <msub>
                  <mi>x</mi>
                  <mi>n</mi>
                </msub>
              </mrow>
            </mfrac>
            <mi>,</mi>
            <mfrac>
              <mrow>
                <msup>
                  <mo stretchy="false">∂</mo>
                  <mn>2</mn>
                </msup>
                <mi>φ</mi>
              </mrow>
              <mrow>
                <mo stretchy="false">∂</mo>
                <msubsup>
                  <mi>x</mi>
                  <mn>1</mn>
                  <mn>2</mn>
                </msubsup>
              </mrow>
            </mfrac>
            <mi>,</mi>
            <mn>...</mn>
            <mi>,</mi>
            <mfrac>
              <mrow>
                <mo stretchy="false">∂</mo>
                <mi>φ</mi>
              </mrow>
              <mrow>
                <mo stretchy="false">∂</mo>
                <mi>t</mi>
              </mrow>
            </mfrac>
          </mrow>
        </mrow>
        <mo fence="true" form="postfix" stretchy="true">)</mo>
      </mrow>
      <mrow>
        <mspace width="0.5em"/>
        <mo stretchy="false">=</mo>
        <mspace width="0.5em"/>
      </mrow>
      <mn>0</mn>
    </mrow>
    <annotation encoding="StarMath 5.0">F left ( x_1, x_2, ..., x_n, %varphi,{frac {partial %varphi} {partial x_1}}, {frac {partial %varphi} {partial x_2}}, ..., {frac {partial %varphi} {partial x_n}}, {frac {partial^2 %varphi} {partial x_1^2}}, ..., {frac {partial %varphi} {partial t}} right ) `=` 0</annotation>
  </semantics>
</math>
</file>

<file path=Object 77/content.xml><?xml version="1.0" encoding="utf-8"?>
<math xmlns="http://www.w3.org/1998/Math/MathML" display="block">
  <semantics>
    <mrow>
      <msub>
        <mi>L</mi>
        <mi>φ</mi>
      </msub>
      <mrow>
        <mo fence="true" form="prefix" stretchy="false">(</mo>
        <mrow>
          <mover accent="true">
            <mi>Z</mi>
            <mo stretchy="true">⃗</mo>
          </mover>
        </mrow>
        <mo fence="true" form="postfix" stretchy="false">)</mo>
      </mrow>
      <mrow>
        <mspace width="0.5em"/>
        <mo stretchy="false">=</mo>
        <mspace width="0.5em"/>
      </mrow>
      <mi>θ</mi>
      <mrow>
        <mo fence="true" form="prefix" stretchy="false">(</mo>
        <mrow>
          <mover accent="true">
            <mi>Z</mi>
            <mo stretchy="true">⃗</mo>
          </mover>
        </mrow>
        <mo fence="true" form="postfix" stretchy="false">)</mo>
      </mrow>
    </mrow>
    <annotation encoding="StarMath 5.0">L_{%varphi} (widevec Z) `=` %theta(widevec Z)</annotation>
  </semantics>
</math>
</file>

<file path=Object 78/content.xml><?xml version="1.0" encoding="utf-8"?>
<math xmlns="http://www.w3.org/1998/Math/MathML" display="block">
  <semantics>
    <mover accent="true">
      <mi>Z</mi>
      <mo stretchy="true">⃗</mo>
    </mover>
    <annotation encoding="StarMath 5.0">widevec Z</annotation>
  </semantics>
</math>
</file>

<file path=Object 79/content.xml><?xml version="1.0" encoding="utf-8"?>
<math xmlns="http://www.w3.org/1998/Math/MathML" display="block">
  <semantics>
    <mrow>
      <mi>θ</mi>
      <mrow>
        <mo fence="true" form="prefix" stretchy="false">(</mo>
        <mrow>
          <mover accent="true">
            <mi>Z</mi>
            <mo stretchy="true">⃗</mo>
          </mover>
        </mrow>
        <mo fence="true" form="postfix" stretchy="false">)</mo>
      </mrow>
    </mrow>
    <annotation encoding="StarMath 5.0">%theta(widevec Z)</annotation>
  </semantics>
</math>
</file>

<file path=Object 8/content.xml><?xml version="1.0" encoding="utf-8"?>
<math xmlns="http://www.w3.org/1998/Math/MathML" display="block">
  <semantics>
    <mrow>
      <mfrac>
        <mrow>
          <mo stretchy="false">∂</mo>
          <mi>v</mi>
        </mrow>
        <mrow>
          <mo stretchy="false">∂</mo>
          <mi>t</mi>
        </mrow>
      </mfrac>
      <mrow>
        <mspace width="0.5em"/>
        <mo stretchy="false">=</mo>
        <mrow>
          <mspace width="0.5em"/>
          <mo stretchy="false">−</mo>
          <mfrac>
            <mn>1</mn>
            <mi>ρ</mi>
          </mfrac>
        </mrow>
      </mrow>
      <mrow>
        <mfrac>
          <mrow>
            <mo stretchy="false">∂</mo>
            <mi>ρ</mi>
          </mrow>
          <mrow>
            <mo stretchy="false">∂</mo>
            <mi>x</mi>
          </mrow>
        </mfrac>
        <mo stretchy="false">−</mo>
        <mfrac>
          <mrow>
            <mn>2</mn>
            <mi>ξ</mi>
          </mrow>
          <mi>ρ</mi>
        </mfrac>
      </mrow>
      <mi>v</mi>
    </mrow>
    <annotation encoding="StarMath 5.0">frac {partial v} {partial t} `=` -frac {1} {%rho} {frac {partial %rho} {partial x}} - {frac {2 %xi} {%rho}} v</annotation>
  </semantics>
</math>
</file>

<file path=Object 80/content.xml><?xml version="1.0" encoding="utf-8"?>
<math xmlns="http://www.w3.org/1998/Math/MathML" display="block">
  <semantics>
    <mrow>
      <msub>
        <mi>x</mi>
        <mi>i</mi>
      </msub>
      <mi>,</mi>
      <mi>i</mi>
      <mrow>
        <mspace width="0.5em"/>
        <mo stretchy="false">=</mo>
        <mspace width="0.5em"/>
      </mrow>
      <mover accent="true">
        <mrow>
          <mn>1</mn>
          <mi>,</mi>
          <mi>n</mi>
        </mrow>
        <mo>¯</mo>
      </mover>
    </mrow>
    <annotation encoding="StarMath 5.0">x_i, i`=` overline {1,n} </annotation>
  </semantics>
</math>
</file>

<file path=Object 81/content.xml><?xml version="1.0" encoding="utf-8"?>
<math xmlns="http://www.w3.org/1998/Math/MathML" display="block">
  <semantics>
    <mrow>
      <mover accent="true">
        <mi mathvariant="normal">Φ</mi>
        <mo stretchy="true">⃗</mo>
      </mover>
      <mrow>
        <mspace width="0.5em"/>
        <mo stretchy="false">=</mo>
        <mspace width="0.5em"/>
      </mrow>
      <mrow>
        <mo fence="true" form="prefix" stretchy="false">(</mo>
        <mrow>
          <mrow>
            <msub>
              <mi>φ</mi>
              <mn>1</mn>
            </msub>
            <mi>,</mi>
            <msub>
              <mi>φ</mi>
              <mn>2</mn>
            </msub>
            <mi>,</mi>
            <mn>...</mn>
            <mi>,</mi>
            <msub>
              <mi>φ</mi>
              <mi>n</mi>
            </msub>
          </mrow>
        </mrow>
        <mo fence="true" form="postfix" stretchy="false">)</mo>
      </mrow>
    </mrow>
    <annotation encoding="StarMath 5.0">widevec %PHI `=` (%varphi_1, %varphi_2, ..., %varphi_n) </annotation>
  </semantics>
</math>
</file>

<file path=Object 9/content.xml><?xml version="1.0" encoding="utf-8"?>
<math xmlns="http://www.w3.org/1998/Math/MathML" display="block">
  <semantics>
    <mrow>
      <mi>η</mi>
      <mrow>
        <mspace width="0.5em"/>
        <mo stretchy="false">=</mo>
        <mspace width="0.5em"/>
      </mrow>
      <mn>0</mn>
    </mrow>
    <annotation encoding="StarMath 5.0">%eta `=` 0</annotation>
  </semantics>
</math>
</file>